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9.55mm"/>
    </style:style>
    <style:style style:name="co2" style:family="table-column">
      <style:table-column-properties fo:break-before="auto" style:column-width="28.59mm"/>
    </style:style>
    <style:style style:name="co3" style:family="table-column">
      <style:table-column-properties fo:break-before="auto" style:column-width="27.7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78.42mm"/>
    </style:style>
    <style:style style:name="co6" style:family="table-column">
      <style:table-column-properties fo:break-before="auto" style:column-width="34.03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52.55mm"/>
    </style:style>
    <style:style style:name="co9" style:family="table-column">
      <style:table-column-properties fo:break-before="auto" style:column-width="90.95mm"/>
    </style:style>
    <style:style style:name="co10" style:family="table-column">
      <style:table-column-properties fo:break-before="auto" style:column-width="69.43mm"/>
    </style:style>
    <style:style style:name="co11" style:family="table-column">
      <style:table-column-properties fo:break-before="auto" style:column-width="56.9mm"/>
    </style:style>
    <style:style style:name="co12" style:family="table-column">
      <style:table-column-properties fo:break-before="auto" style:column-width="77.06mm"/>
    </style:style>
    <style:style style:name="co13" style:family="table-column">
      <style:table-column-properties fo:break-before="auto" style:column-width="41.38mm"/>
    </style:style>
    <style:style style:name="co14" style:family="table-column">
      <style:table-column-properties fo:break-before="auto" style:column-width="43.83mm"/>
    </style:style>
    <style:style style:name="co15" style:family="table-column">
      <style:table-column-properties fo:break-before="auto" style:column-width="38.38mm"/>
    </style:style>
    <style:style style:name="co16" style:family="table-column">
      <style:table-column-properties fo:break-before="auto" style:column-width="113.82mm"/>
    </style:style>
    <style:style style:name="co17" style:family="table-column">
      <style:table-column-properties fo:break-before="auto" style:column-width="22.6mm"/>
    </style:style>
    <style:style style:name="co18" style:family="table-column">
      <style:table-column-properties fo:break-before="auto" style:column-width="32.95mm"/>
    </style:style>
    <style:style style:name="co19" style:family="table-column">
      <style:table-column-properties fo:break-before="auto" style:column-width="39.21mm"/>
    </style:style>
    <style:style style:name="co20" style:family="table-column">
      <style:table-column-properties fo:break-before="auto" style:column-width="43.29mm"/>
    </style:style>
    <style:style style:name="co21" style:family="table-column">
      <style:table-column-properties fo:break-before="auto" style:column-width="34.85mm"/>
    </style:style>
    <style:style style:name="co22" style:family="table-column">
      <style:table-column-properties fo:break-before="auto" style:column-width="46.28mm"/>
    </style:style>
    <style:style style:name="co23" style:family="table-column">
      <style:table-column-properties fo:break-before="auto" style:column-width="49.83mm"/>
    </style:style>
    <style:style style:name="co24" style:family="table-column">
      <style:table-column-properties fo:break-before="auto" style:column-width="35.67mm"/>
    </style:style>
    <style:style style:name="co25" style:family="table-column">
      <style:table-column-properties fo:break-before="auto" style:column-width="44.66mm"/>
    </style:style>
    <style:style style:name="co26" style:family="table-column">
      <style:table-column-properties fo:break-before="auto" style:column-width="48.74mm"/>
    </style:style>
    <style:style style:name="co27" style:family="table-column">
      <style:table-column-properties fo:break-before="auto" style:column-width="43.57mm"/>
    </style:style>
    <style:style style:name="co28" style:family="table-column">
      <style:table-column-properties fo:break-before="auto" style:column-width="50.64mm"/>
    </style:style>
    <style:style style:name="co29" style:family="table-column">
      <style:table-column-properties fo:break-before="auto" style:column-width="39.48mm"/>
    </style:style>
    <style:style style:name="co30" style:family="table-column">
      <style:table-column-properties fo:break-before="auto" style:column-width="50.92mm"/>
    </style:style>
    <style:style style:name="co31" style:family="table-column">
      <style:table-column-properties fo:break-before="auto" style:column-width="75.71mm"/>
    </style:style>
    <style:style style:name="co32" style:family="table-column">
      <style:table-column-properties fo:break-before="auto" style:column-width="59.64mm"/>
    </style:style>
    <style:style style:name="co33" style:family="table-column">
      <style:table-column-properties fo:break-before="auto" style:column-width="62.09mm"/>
    </style:style>
    <style:style style:name="co34" style:family="table-column">
      <style:table-column-properties fo:break-before="auto" style:column-width="62.64mm"/>
    </style:style>
    <style:style style:name="co35" style:family="table-column">
      <style:table-column-properties fo:break-before="auto" style:column-width="58.54mm"/>
    </style:style>
    <style:style style:name="co36" style:family="table-column">
      <style:table-column-properties fo:break-before="auto" style:column-width="69.97mm"/>
    </style:style>
    <style:style style:name="co37" style:family="table-column">
      <style:table-column-properties fo:break-before="auto" style:column-width="166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12.44mm" fo:break-before="auto" style:use-optimal-row-height="true"/>
    </style:style>
    <style:style style:name="ro5" style:family="table-row">
      <style:table-row-properties style:row-height="66.41mm" fo:break-before="auto" style:use-optimal-row-height="false"/>
    </style:style>
    <style:style style:name="ro6" style:family="table-row">
      <style:table-row-properties style:row-height="49.48mm" fo:break-before="auto" style:use-optimal-row-height="false"/>
    </style:style>
    <style:style style:name="ro7" style:family="table-row">
      <style:table-row-properties style:row-height="12.44mm" fo:break-before="auto" style:use-optimal-row-height="false"/>
    </style:style>
    <style:style style:name="ro8" style:family="table-row">
      <style:table-row-properties style:row-height="29.63mm" fo:break-before="auto" style:use-optimal-row-height="false"/>
    </style:style>
    <style:style style:name="ro9" style:family="table-row">
      <style:table-row-properties style:row-height="44.98mm" fo:break-before="auto" style:use-optimal-row-height="false"/>
    </style:style>
    <style:style style:name="ro10" style:family="table-row">
      <style:table-row-properties style:row-height="42.07mm" fo:break-before="auto" style:use-optimal-row-height="false"/>
    </style:style>
    <style:style style:name="ro11" style:family="table-row">
      <style:table-row-properties style:row-height="33.07mm" fo:break-before="auto" style:use-optimal-row-height="false"/>
    </style:style>
    <style:style style:name="ro12" style:family="table-row">
      <style:table-row-properties style:row-height="19.84mm" fo:break-before="auto" style:use-optimal-row-height="false"/>
    </style:style>
    <style:style style:name="ro13" style:family="table-row">
      <style:table-row-properties style:row-height="29.1mm" fo:break-before="auto" style:use-optimal-row-height="false"/>
    </style:style>
    <style:style style:name="ro14" style:family="table-row">
      <style:table-row-properties style:row-height="36.25mm" fo:break-before="auto" style:use-optimal-row-height="false"/>
    </style:style>
    <style:style style:name="ro15" style:family="table-row">
      <style:table-row-properties style:row-height="37.04mm" fo:break-before="auto" style:use-optimal-row-height="false"/>
    </style:style>
    <style:style style:name="ro16" style:family="table-row">
      <style:table-row-properties style:row-height="23.81mm" fo:break-before="auto" style:use-optimal-row-height="false"/>
    </style:style>
    <style:style style:name="ro17" style:family="table-row">
      <style:table-row-properties style:row-height="33.6mm" fo:break-before="auto" style:use-optimal-row-height="false"/>
    </style:style>
    <style:style style:name="ro18" style:family="table-row">
      <style:table-row-properties style:row-height="16.14mm" fo:break-before="auto" style:use-optimal-row-height="false"/>
    </style:style>
    <style:style style:name="ro19" style:family="table-row">
      <style:table-row-properties style:row-height="11.64mm" fo:break-before="auto" style:use-optimal-row-height="false"/>
    </style:style>
    <style:style style:name="ro20" style:family="table-row">
      <style:table-row-properties style:row-height="9.79mm" fo:break-before="auto" style:use-optimal-row-height="false"/>
    </style:style>
    <style:style style:name="ro21" style:family="table-row">
      <style:table-row-properties style:row-height="35.45mm" fo:break-before="auto" style:use-optimal-row-height="false"/>
    </style:style>
    <style:style style:name="ro22" style:family="table-row">
      <style:table-row-properties style:row-height="71.17mm" fo:break-before="auto" style:use-optimal-row-height="false"/>
    </style:style>
    <style:style style:name="ro23" style:family="table-row">
      <style:table-row-properties style:row-height="47.91mm" fo:break-before="auto" style:use-optimal-row-height="true"/>
    </style:style>
    <style:style style:name="ro24" style:family="table-row">
      <style:table-row-properties style:row-height="24.61mm" fo:break-before="auto" style:use-optimal-row-height="false"/>
    </style:style>
    <style:style style:name="ro25" style:family="table-row">
      <style:table-row-properties style:row-height="17.73mm" fo:break-before="auto" style:use-optimal-row-height="false"/>
    </style:style>
    <style:style style:name="ro26" style:family="table-row">
      <style:table-row-properties style:row-height="32.01mm" fo:break-before="auto" style:use-optimal-row-height="false"/>
    </style:style>
    <style:style style:name="ro27" style:family="table-row">
      <style:table-row-properties style:row-height="24.34mm" fo:break-before="auto" style:use-optimal-row-height="false"/>
    </style:style>
    <style:style style:name="ro28" style:family="table-row">
      <style:table-row-properties style:row-height="45.51mm" fo:break-before="auto" style:use-optimal-row-height="false"/>
    </style:style>
    <style:style style:name="ro29" style:family="table-row">
      <style:table-row-properties style:row-height="18.79mm" fo:break-before="auto" style:use-optimal-row-height="false"/>
    </style:style>
    <style:style style:name="ro30" style:family="table-row">
      <style:table-row-properties style:row-height="22.23mm" fo:break-before="auto" style:use-optimal-row-height="false"/>
    </style:style>
    <style:style style:name="ro31" style:family="table-row">
      <style:table-row-properties style:row-height="19.05mm" fo:break-before="auto" style:use-optimal-row-height="false"/>
    </style:style>
    <style:style style:name="ro32" style:family="table-row">
      <style:table-row-properties style:row-height="12.7mm" fo:break-before="auto" style:use-optimal-row-height="false"/>
    </style:style>
    <style:style style:name="ro33" style:family="table-row">
      <style:table-row-properties style:row-height="12.17mm" fo:break-before="auto" style:use-optimal-row-height="false"/>
    </style:style>
    <style:style style:name="ro34" style:family="table-row">
      <style:table-row-properties style:row-height="16.93mm" fo:break-before="auto" style:use-optimal-row-height="false"/>
    </style:style>
    <style:style style:name="ro35" style:family="table-row">
      <style:table-row-properties style:row-height="40.22mm" fo:break-before="auto" style:use-optimal-row-height="true"/>
    </style:style>
    <style:style style:name="ro36" style:family="table-row">
      <style:table-row-properties style:row-height="33.87mm" fo:break-before="auto" style:use-optimal-row-height="false"/>
    </style:style>
    <style:style style:name="ro37" style:family="table-row">
      <style:table-row-properties style:row-height="15.08mm" fo:break-before="auto" style:use-optimal-row-height="false"/>
    </style:style>
    <style:style style:name="ro38" style:family="table-row">
      <style:table-row-properties style:row-height="24.34mm" fo:break-before="auto" style:use-optimal-row-height="true"/>
    </style:style>
    <style:style style:name="ro39" style:family="table-row">
      <style:table-row-properties style:row-height="29.37mm" fo:break-before="auto" style:use-optimal-row-height="false"/>
    </style:style>
    <style:style style:name="ro40" style:family="table-row">
      <style:table-row-properties style:row-height="61.12mm" fo:break-before="auto" style:use-optimal-row-height="false"/>
    </style:style>
    <style:style style:name="ro41" style:family="table-row">
      <style:table-row-properties style:row-height="8.2mm" fo:break-before="auto" style:use-optimal-row-height="false"/>
    </style:style>
    <style:style style:name="ro42" style:family="table-row">
      <style:table-row-properties style:row-height="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none" fo:border-right="0.99pt groove #000000" fo:border-top="none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none" style:text-align-source="fix" style:repeat-content="false" fo:border-left="none" fo:border-right="0.99pt groove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200"/>
    </style:style>
    <style:style style:name="ce1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fo:font-style="normal" style:font-weight-asian="bold" style:font-weight-complex="bold" style:font-style-asian="normal" style:font-style-complex="normal"/>
    </style:style>
    <style:style style:name="T5" style:family="text">
      <style:text-properties fo:font-style="normal" style:font-style-asian="normal" style:font-style-complex="normal" fo:font-weight="normal" style:font-weight-asian="normal" style:font-weight-complex="normal"/>
    </style:style>
    <style:style style:name="T6" style:family="text">
      <style:text-properties fo:font-weight="normal" fo:font-style="normal" style:font-weight-asian="normal" style:font-weight-complex="normal" style:font-style-asian="normal" style:font-style-complex="normal"/>
    </style:style>
    <style:style style:name="T7" style:family="text">
      <style:text-properties fo:font-style="normal" style:font-style-asian="normal" style:font-style-complex="normal" fo:font-weight="bold" style:font-weight-asian="bold" style:font-weight-complex="bold"/>
    </style:style>
    <style:style style:name="T8" style:family="text">
      <style:text-properties style:font-weight-asian="bold" style:font-weight-complex="bold"/>
    </style:style>
    <style:style style:name="T9" style:family="text">
      <style:text-properties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IntelliMerg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table:style-name="ce9" office:value-type="string" calcext:value-type="string">
            <text:p>Reason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Frequency</text:p>
          </table:table-cell>
          <table:table-cell table:number-columns-repeated="3"/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</table:table-row>
        <table:table-row table:style-name="ro1">
          <table:table-cell office:value-type="string" calcext:value-type="string">
            <text:p>Ordering Conflict</text:p>
          </table:table-cell>
          <table:table-cell office:value-type="string" calcext:value-type="string">
            <text:p>False Positive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923" calcext:value-type="float">
            <text:p>923</text:p>
          </table:table-cell>
          <table:table-cell table:style-name="ce12"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Formatting Conflict</text:p>
          </table:table-cell>
          <table:table-cell office:value-type="string" calcext:value-type="string">
            <text:p>False Positiv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2"/>
        </table:table-row>
        <table:table-row table:style-name="ro1">
          <table:table-cell office:value-type="string" calcext:value-type="string">
            <text:p>Matching Error</text:p>
          </table:table-cell>
          <table:table-cell office:value-type="string" calcext:value-type="string">
            <text:p>False Positive</text:p>
          </table:table-cell>
          <table:table-cell office:value-type="float" office:value="814" calcext:value-type="float">
            <text:p>8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imilarity Threshold Misses</text:p>
            <text:p>Refactoring</text:p>
          </table:table-cell>
          <table:table-cell office:value-type="string" calcext:value-type="string">
            <text:p>False Positive</text:p>
          </table:table-cell>
          <table:table-cell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ssing Additional Invocation</text:p>
          </table:table-cell>
          <table:table-cell office:value-type="string" calcext:value-type="string">
            <text:p>false Positive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pan text:style-name="T1">Similarity Threshold results in</text:span></text:p>
            <text:p><text:span text:style-name="T1">Matching non-refactoring</text:span></text:p>
            <text:p><text:span text:style-name="T1">Incorrectly</text:span></text:p>
          </table:table-cell>
          <table:table-cell office:value-type="string" calcext:value-type="string">
            <text:p>False Positive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Similarity Threshold results in</text:p>
            <text:p>Matching non-refactoring</text:p>
            <text:p>Incorrectly</text:p>
          </table:table-cell>
          <table:table-cell office:value-type="string" calcext:value-type="string">
            <text:p>False Negative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ching Error</text:p>
          </table:table-cell>
          <table:table-cell office:value-type="string" calcext:value-type="string">
            <text:p>False Negative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letes Conflict Block</text:p>
          </table:table-cell>
          <table:table-cell office:value-type="string" calcext:value-type="string">
            <text:p>False Negative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ntax Error</text:p>
          </table:table-cell>
          <table:table-cell office:value-type="string" calcext:value-type="string">
            <text:p>False Negative</text:p>
          </table:table-cell>
          <table:table-cell office:value-type="float" office:value="72" calcext:value-type="float">
            <text:p>72</text:p>
          </table:table-cell>
          <table:table-cell table:number-columns-repeated="5"/>
        </table:table-row>
        <table:table-row table:style-name="ro1" table:number-rows-repeated="11">
          <table:table-cell table:number-columns-repeated="8"/>
        </table:table-row>
        <table:table-row table:style-name="ro1">
          <table:table-cell table:number-columns-repeated="2"/>
          <table:table-cell table:formula="of:=SUM([.C2:.C11])" office:value-type="float" office:value="1101" calcext:value-type="float">
            <text:p>1101</text:p>
          </table:table-cell>
          <table:table-cell table:formula="of:=SUM([.G2];[.H2])" office:value-type="float" office:value="1101" calcext:value-type="float">
            <text:p>1101</text:p>
          </table:table-cell>
          <table:table-cell table:number-columns-repeated="4"/>
        </table:table-row>
      </table:table>
      <table:table table:name="RefMerge Table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5" table:default-cell-style-name="Default"/>
        <table:table-row table:style-name="ro1">
          <table:table-cell table:style-name="ce9" office:value-type="string" calcext:value-type="string">
            <text:p>Reason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Frequency</text:p>
          </table:table-cell>
          <table:table-cell table:number-columns-repeated="3"/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</table:table-row>
        <table:table-row table:style-name="ro1">
          <table:table-cell office:value-type="string" calcext:value-type="string">
            <text:p>Ordering Conflict</text:p>
          </table:table-cell>
          <table:table-cell office:value-type="string" calcext:value-type="string">
            <text:p>False Positive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231" calcext:value-type="float">
            <text:p>2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matting Conflict</text:p>
          </table:table-cell>
          <table:table-cell office:value-type="string" calcext:value-type="string">
            <text:p>False Positive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supported Refactoring</text:p>
          </table:table-cell>
          <table:table-cell office:value-type="string" calcext:value-type="string">
            <text:p>False Positive</text:p>
          </table:table-cell>
          <table:table-cell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detected Refactoring</text:p>
          </table:table-cell>
          <table:table-cell office:value-type="string" calcext:value-type="string">
            <text:p>False Positive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lliJ Optimization</text:p>
          </table:table-cell>
          <table:table-cell office:value-type="string" calcext:value-type="string">
            <text:p>False Positive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factoring-related Ordering Conflict</text:p>
          </table:table-cell>
          <table:table-cell office:value-type="string" calcext:value-type="string">
            <text:p>False Positive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factoring-related Formatting Conflict</text:p>
          </table:table-cell>
          <table:table-cell office:value-type="string" calcext:value-type="string">
            <text:p>False Positive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ils to Invert Refactoring</text:p>
          </table:table-cell>
          <table:table-cell office:value-type="string" calcext:value-type="string">
            <text:p>False Positive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ils to Replay Refactoring</text:p>
          </table:table-cell>
          <table:table-cell office:value-type="string" calcext:value-type="string">
            <text:p>False Negative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2"/>
          <table:table-cell table:formula="of:=SUM([.C2:.C9])" office:value-type="float" office:value="231" calcext:value-type="float">
            <text:p>231</text:p>
          </table:table-cell>
          <table:table-cell table:number-columns-repeated="5"/>
        </table:table-row>
      </table:table>
      <table:table table:name="Git Table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number-columns-repeated="6" table:default-cell-style-name="Default"/>
        <table:table-row table:style-name="ro1">
          <table:table-cell table:style-name="ce9" office:value-type="string" calcext:value-type="string">
            <text:p>Reason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Frequency</text:p>
          </table:table-cell>
          <table:table-cell table:number-columns-repeated="4"/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</table:table-row>
        <table:table-row table:style-name="ro1">
          <table:table-cell office:value-type="string" calcext:value-type="string">
            <text:p>Ordering Conflict</text:p>
          </table:table-cell>
          <table:table-cell office:value-type="string" calcext:value-type="string">
            <text:p>False Positive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office:value-type="float" office:value="243" calcext:value-type="float">
            <text:p>24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ormatting Conflict</text:p>
          </table:table-cell>
          <table:table-cell office:value-type="string" calcext:value-type="string">
            <text:p>False Positive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factoring Conflict</text:p>
          </table:table-cell>
          <table:table-cell office:value-type="string" calcext:value-type="string">
            <text:p>False Positive</text:p>
          </table:table-cell>
          <table:table-cell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tial Conflicting Region</text:p>
          </table:table-cell>
          <table:table-cell office:value-type="string" calcext:value-type="string">
            <text:p>False Negativ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ntax Error</text:p>
          </table:table-cell>
          <table:table-cell office:value-type="string" calcext:value-type="string">
            <text:p>False Negative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2"/>
          <table:table-cell table:formula="of:=SUM([.C2:.C6])" office:value-type="float" office:value="255" calcext:value-type="float">
            <text:p>255</text:p>
          </table:table-cell>
          <table:table-cell table:number-columns-repeated="6"/>
        </table:table-row>
      </table:table>
      <table:table table:name="Sheet1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6"/>
        <table:table-column table:style-name="co25" table:default-cell-style-name="Default"/>
        <table:table-column table:style-name="co26" table:default-cell-style-name="Default"/>
        <table:table-column table:style-name="co18" table:default-cell-style-name="ce6"/>
        <table:table-column table:style-name="co27" table:default-cell-style-name="Default"/>
        <table:table-column table:style-name="co28" table:default-cell-style-name="Default"/>
        <table:table-column table:style-name="co29" table:default-cell-style-name="ce6"/>
        <table:table-column table:style-name="co23" table:default-cell-style-name="Default"/>
        <table:table-column table:style-name="co30" table:default-cell-style-name="ce12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ce9"/>
        <table:table-column table:style-name="co4" table:number-columns-repeated="994" table:default-cell-style-name="Default"/>
        <table:table-row table:style-name="ro1">
          <table:table-cell table:style-name="ce1" office:value-type="string" calcext:value-type="string">
            <text:p>Project Name</text:p>
          </table:table-cell>
          <table:table-cell table:style-name="ce1" office:value-type="string" calcext:value-type="string">
            <text:p>Merge Commit Hash</text:p>
          </table:table-cell>
          <table:table-cell table:style-name="ce1" office:value-type="string" calcext:value-type="string">
            <text:p>Left Parent</text:p>
          </table:table-cell>
          <table:table-cell table:style-name="ce1" office:value-type="string" calcext:value-type="string">
            <text:p>Right Parent</text:p>
          </table:table-cell>
          <table:table-cell table:style-name="ce1" office:value-type="string" calcext:value-type="string">
            <text:p>Base Commit</text:p>
          </table:table-cell>
          <table:table-cell table:style-name="ce1" office:value-type="string" calcext:value-type="string">
            <text:p>Analysis Time (min)</text:p>
          </table:table-cell>
          <table:table-cell table:style-name="ce1" office:value-type="string" calcext:value-type="string">
            <text:p>Merge Commit Category</text:p>
          </table:table-cell>
          <table:table-cell table:style-name="ce1" office:value-type="string" calcext:value-type="string">
            <text:p>Git Conflicts</text:p>
          </table:table-cell>
          <table:table-cell table:style-name="ce1" office:value-type="string" calcext:value-type="string">
            <text:p>RefMerge Conflicts</text:p>
          </table:table-cell>
          <table:table-cell table:style-name="ce1" office:value-type="string" calcext:value-type="string">
            <text:p>IntelliMerge Conflicts</text:p>
          </table:table-cell>
          <table:table-cell table:style-name="ce1" office:value-type="string" calcext:value-type="string">
            <text:p>Total Conflicts</text:p>
          </table:table-cell>
          <table:table-cell table:style-name="ce1" office:value-type="string" calcext:value-type="string">
            <text:p>Git True Positives</text:p>
          </table:table-cell>
          <table:table-cell table:style-name="ce1" office:value-type="string" calcext:value-type="string">
            <text:p>RefMerge True Positives</text:p>
          </table:table-cell>
          <table:table-cell table:style-name="ce1" office:value-type="string" calcext:value-type="string">
            <text:p>IntelliMerge True Positives</text:p>
          </table:table-cell>
          <table:table-cell table:style-name="ce5" office:value-type="string" calcext:value-type="string">
            <text:p>Git False Positives</text:p>
          </table:table-cell>
          <table:table-cell table:style-name="ce1" office:value-type="string" calcext:value-type="string">
            <text:p>RefMerge False Positives</text:p>
          </table:table-cell>
          <table:table-cell table:style-name="ce1" office:value-type="string" calcext:value-type="string">
            <text:p>IntelliMerge False Positives</text:p>
          </table:table-cell>
          <table:table-cell table:style-name="ce5" office:value-type="string" calcext:value-type="string">
            <text:p>Git True Negatives</text:p>
          </table:table-cell>
          <table:table-cell table:style-name="ce1" office:value-type="string" calcext:value-type="string">
            <text:p>RefMerge True Negatives</text:p>
          </table:table-cell>
          <table:table-cell table:style-name="ce1" office:value-type="string" calcext:value-type="string">
            <text:p>IntelliMerge True Negatives</text:p>
          </table:table-cell>
          <table:table-cell table:style-name="ce5" office:value-type="string" calcext:value-type="string">
            <text:p>Git False Negatives</text:p>
          </table:table-cell>
          <table:table-cell table:style-name="ce1" office:value-type="string" calcext:value-type="string">
            <text:p>RefMerge False Negatives</text:p>
          </table:table-cell>
          <table:table-cell table:style-name="ce7" office:value-type="string" calcext:value-type="string">
            <text:p>IntelliMerge False Negatives</text:p>
          </table:table-cell>
          <table:table-cell table:style-name="ce1" office:value-type="string" calcext:value-type="string">
            <text:p>Git Categories</text:p>
          </table:table-cell>
          <table:table-cell table:style-name="ce1" office:value-type="string" calcext:value-type="string">
            <text:p>Git Categorical Notes</text:p>
          </table:table-cell>
          <table:table-cell table:style-name="ce1" office:value-type="string" calcext:value-type="string">
            <text:p>RefMerge Categories</text:p>
          </table:table-cell>
          <table:table-cell table:style-name="ce1" office:value-type="string" calcext:value-type="string">
            <text:p>RefMerge Categorical Notes</text:p>
          </table:table-cell>
          <table:table-cell table:style-name="ce1" office:value-type="string" calcext:value-type="string">
            <text:p>IntelliMerge Categories</text:p>
          </table:table-cell>
          <table:table-cell table:style-name="ce1" office:value-type="string" calcext:value-type="string">
            <text:p>IntelliMerge Categorical Notes</text:p>
          </table:table-cell>
          <table:table-cell table:style-name="ce1" office:value-type="string" calcext:value-type="string">
            <text:p>Insights</text:p>
          </table:table-cell>
          <table:table-cell table:style-name="ce2" table:number-columns-repeated="994"/>
        </table:table-row>
        <table:table-row table:style-name="ro5">
          <table:table-cell office:value-type="string" calcext:value-type="string">
            <text:p>Error-prone</text:p>
          </table:table-cell>
          <table:table-cell office:value-type="string" calcext:value-type="string">
            <text:p>07559b47674594fd</text:p>
          </table:table-cell>
          <table:table-cell office:value-type="string" calcext:value-type="string">
            <text:p>a5e7730c7dfe1ce59290</text:p>
          </table:table-cell>
          <table:table-cell office:value-type="string" calcext:value-type="string">
            <text:p>80add4f0726d8189</text:p>
          </table:table-cell>
          <table:table-cell office:value-type="string" calcext:value-type="string">
            <text:p>450322e7b8fddf85f2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efMerge reports less conflicting files than and RefMerg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Ordering Conflict (x1)</text:p>
            <text:p>Ordering + True Conflict (x1)</text:p>
            <text:p>Refactoring + True Conflict (x1)</text:p>
          </table:table-cell>
          <table:table-cell office:value-type="string" calcext:value-type="string">
            <text:p>- 1 import ordering conflict</text:p>
            <text:p>- 1 true conflict made more </text:p>
            <text:p>Complicated by ordering conflict</text:p>
            <text:p>- 1 true conflict made more </text:p>
            <text:p>Complicated by extract method</text:p>
          </table:table-cell>
          <table:table-cell office:value-type="string" calcext:value-type="string">
            <text:p>Ordering Conflict (x1)</text:p>
            <text:p>Ordering + True Conflict (x1)</text:p>
            <text:p>Simplified Refactoring Conflict (x1)</text:p>
          </table:table-cell>
          <table:table-cell office:value-type="string" calcext:value-type="string">
            <text:p>- 1 import ordering conflict</text:p>
            <text:p>- 1 true conflict made more</text:p>
            <text:p>Complicated by ordering conflict</text:p>
            <text:p>- 1 true conflict simplified by removing</text:p>
            <text:p>Extract method from it</text:p>
          </table:table-cell>
          <table:table-cell office:value-type="string" calcext:value-type="string">
            <text:p>Matching Conflict (x24)</text:p>
            <text:p>Ordering Conflict (x3)</text:p>
            <text:p>Undetected Refactoring </text:p>
            <text:p>+ True Conflict (x1)</text:p>
            <text:p>Resolved Ordering Conflict (x1)</text:p>
          </table:table-cell>
          <table:table-cell office:value-type="string" calcext:value-type="string">
            <text:p>- IntelliMerge reports 24 conflicts</text:p>
            <text:p>That are strictly comment or annotation</text:p>
            <text:p>Related. </text:p>
            <text:p>- IntelliMerge reports 2 conflicts that</text:p>
            <text:p>Are caused by matching incorrectly,</text:p>
            <text:p>Leading to 2 ordering conflicts.</text:p>
            <text:p>- IntelliMerge reports the same import</text:p>
            <text:p>Ordering conflict as Git and RefMerge.</text:p>
            <text:p>- Catches add parameter refactoring</text:p>
            <text:p>But misses extract method refactoring.</text:p>
            <text:p>Simplifies but can be simplified further</text:p>
          </table:table-cell>
          <table:table-cell office:value-type="string" calcext:value-type="string">
            <text:p>- <text:span text:style-name="T2">RefMerge: </text:span><text:span text:style-name="T3">Removes extract method from several locations within one conflict which changes the </text:span></text:p>
            <text:p><text:span text:style-name="T3">Conflict block, removing a method from within the conflict block. This makes the conflict block a little </text:span></text:p>
            <text:p><text:span text:style-name="T3">Easier to understand. </text:span></text:p>
            <text:p><text:span text:style-name="T3">- </text:span><text:span text:style-name="T2">IntelliMerge: </text:span><text:span text:style-name="T3">Reports a combined 24 comment-related and annotation-related conflicts. I think they are </text:span></text:p>
            <text:p><text:span text:style-name="T3">Caused by the matching step. While these seem to be pretty simple to fix (just accept the annotation</text:span></text:p>
            <text:p><text:span text:style-name="T3">Or comment), it is possible that one developer changed the comment while the other deleted it. This</text:span></text:p>
            <text:p><text:span text:style-name="T3">Means that whoever is resolving the conflict will still need to investigate the conflict and see if it can </text:span></text:p>
            <text:p><text:span text:style-name="T3">Be accepted or if additional action needs to be taken. Furthermore, these are scattered across several</text:span></text:p>
            <text:p><text:span text:style-name="T3">Files and I think it can distract the developer from more complicated merge conflicts and still be somewhat</text:span></text:p>
            <text:p><text:span text:style-name="T3">Time consuming. </text:span></text:p>
            <text:p><text:span text:style-name="T3">- </text:span><text:span text:style-name="T2">IntelliMerge: </text:span><text:span text:style-name="T3">Reports 2 conflicts side-by-side which could be considered as the same ordering conflict.</text:span></text:p>
            <text:p><text:span text:style-name="T3">Git and RefMerge do not report this conflict and after investigating, this should not be a conflict. I think</text:span></text:p>
            <text:p><text:span text:style-name="T3">This is caused by the matching step.</text:span></text:p>
            <text:p><text:span text:style-name="T3">- </text:span><text:span text:style-name="T2">IntelliMerge: </text:span><text:span text:style-name="T3">Accepts the changes to the method declaration (add parameter refactoring) causing the </text:span></text:p>
            <text:p><text:span text:style-name="T3">Conflict block to only be within the method. It does not handle the extract method refactoring, which</text:span></text:p>
            <text:p><text:span text:style-name="T3">Could cause the conflict block to be simplified even further. </text:span></text:p>
          </table:table-cell>
          <table:table-cell table:number-columns-repeated="994"/>
        </table:table-row>
        <table:table-row table:style-name="ro6">
          <table:table-cell office:value-type="string" calcext:value-type="string">
            <text:p>Error-prone</text:p>
          </table:table-cell>
          <table:table-cell office:value-type="string" calcext:value-type="string">
            <text:p>66a86d1652c383ea</text:p>
          </table:table-cell>
          <table:table-cell office:value-type="string" calcext:value-type="string">
            <text:p>7f4b3090a371c</text:p>
          </table:table-cell>
          <table:table-cell office:value-type="string" calcext:value-type="string">
            <text:p>bf623976e0fbfe9</text:p>
          </table:table-cell>
          <table:table-cell office:value-type="string" calcext:value-type="string">
            <text:p>b0046809dccfb492a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ntelliMerge reports less conflicting files than and RefMerge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ormatting Conflict (x2)</text:p>
            <text:p>Refactoring Conflict (x3)</text:p>
            <text:p>Refactoring + Formatting Conflict (x1)</text:p>
            <text:p>Refactoring + True Conflict (x1)</text:p>
          </table:table-cell>
          <table:table-cell office:value-type="string" calcext:value-type="string">
            <text:p>- 3 refactoring conflicts caused by </text:p>
            <text:p>move/rename class refactorings</text:p>
            <text:p>- 2 conflicts caused by formatting </text:p>
            <text:p>Differences between branches</text:p>
            <text:p>- 1 conflict that has a formatting </text:p>
            <text:p>Conflict and a rename class, move</text:p>
            <text:p>Class, and rename method that </text:p>
            <text:p>Make it more complicated</text:p>
            <text:p>- 1 true conflict that is made more </text:p>
            <text:p>Complicated by a rename class</text:p>
            <text:p>Refactoring</text:p>
          </table:table-cell>
          <table:table-cell office:value-type="string" calcext:value-type="string">
            <text:p>Formatting Conflict (x2)</text:p>
            <text:p>Undetected Refactoring + </text:p>
            <text:p>Formatting Conflict (x1)</text:p>
          </table:table-cell>
          <table:table-cell office:value-type="string" calcext:value-type="string">
            <text:p>- 2 formatting conflicts, same as </text:p>
            <text:p>Git. </text:p>
            <text:p>- 1 conflict where RefMiner does </text:p>
            <text:p>Not detect the rename method </text:p>
            <text:p>Refactoring with a formatting </text:p>
            <text:p>Conflict involved. </text:p>
          </table:table-cell>
          <table:table-cell office:value-type="string" calcext:value-type="string">
            <text:p>Deletes file with conflict block </text:p>
            <text:p>Reported by other tool (x7)</text:p>
          </table:table-cell>
          <table:table-cell office:value-type="string" calcext:value-type="string">
            <text:p>- Deletes a directory that had multiple</text:p>
            <text:p>Files moved to it</text:p>
          </table:table-cell>
          <table:table-cell office:value-type="string" calcext:value-type="string">
            <text:p><text:span text:style-name="T3">- </text:span><text:span text:style-name="T2">RefMerge</text:span><text:span text:style-name="T3">: Resolves multiple conflicts caused by move and rename class refactorings.</text:span></text:p>
            <text:p><text:span text:style-name="T3">- </text:span><text:span text:style-name="T2">RefMerge:</text:span><text:span text:style-name="T3"> RefMiner fails to detect a rename method refactoring, causing RefMerge to not invert/replay</text:span></text:p>
            <text:p><text:span text:style-name="T3">it. RefMerge would still report a formatting conflict if it were detected but should simplify it. </text:span></text:p>
            <text:p><text:span text:style-name="T3">- </text:span><text:span text:style-name="T2">RefMerge:</text:span><text:span text:style-name="T3"> Simplifies a conflict by inverting the refactorings in the involved region. Still reports a true</text:span></text:p>
            <text:p><text:span text:style-name="T3">Conflict but it is simpler than Git’s conflicting region. </text:span></text:p>
            <text:p><text:span text:style-name="T3">- </text:span><text:span text:style-name="T2">IntelliMerge:</text:span><text:span text:style-name="T3"> Deletes directory containing 7 conflict blocks reported by Git. The files in the directory were</text:span></text:p>
            <text:p><text:span text:style-name="T3">All moved from another directory. Deletes multiple other files that do not contain conflicts</text:span>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junit</text:p>
          </table:table-cell>
          <table:table-cell office:value-type="string" calcext:value-type="string">
            <text:p>2238ad20fefadf5</text:p>
          </table:table-cell>
          <table:table-cell office:value-type="string" calcext:value-type="string">
            <text:p>d4755d0db6f3d0ae301</text:p>
          </table:table-cell>
          <table:table-cell office:value-type="string" calcext:value-type="string">
            <text:p>72e10d3ca80ae76af</text:p>
          </table:table-cell>
          <table:table-cell office:value-type="string" calcext:value-type="string">
            <text:p>34d2943cef583e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oth tools resol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factoring Conflict (x1)</text:p>
          </table:table-cell>
          <table:table-cell office:value-type="string" calcext:value-type="string">
            <text:p>- One branch extracted a method </text:p>
            <text:p>Causing a merge conflict</text:p>
          </table:table-cell>
          <table:table-cell office:value-type="string" calcext:value-type="string">
            <text:p>Resolves Refactoring Conflict (x1)</text:p>
          </table:table-cell>
          <table:table-cell office:value-type="string" calcext:value-type="string">
            <text:p>- Resolves Extract Method related</text:p>
            <text:p>Conflict</text:p>
          </table:table-cell>
          <table:table-cell office:value-type="string" calcext:value-type="string">
            <text:p>Resolved Refactoring Conflict (x1)</text:p>
          </table:table-cell>
          <table:table-cell office:value-type="string" calcext:value-type="string">
            <text:p>- Resolves Extract Method related </text:p>
            <text:p>Conflict</text:p>
          </table:table-cell>
          <table:table-cell office:value-type="string" calcext:value-type="string">
            <text:p>- <text:span text:style-name="T2">RefMerge:</text:span><text:span text:style-name="T3"> RefMerge successfully inverts and replays the extract method refactoring, resulting in the</text:span></text:p>
            <text:p><text:span text:style-name="T3">Expected merge after reviewing the base, left, and right commits.</text:span></text:p>
            <text:p><text:span text:style-name="T3">- </text:span><text:span text:style-name="T2">IntelliMerge:</text:span><text:span text:style-name="T3"> Results in the expected merge, handling the refactoring correctly</text:span></text:p>
          </table:table-cell>
          <table:table-cell table:number-columns-repeated="994"/>
        </table:table-row>
        <table:table-row table:style-name="ro8">
          <table:table-cell office:value-type="string" calcext:value-type="string">
            <text:p>junit</text:p>
          </table:table-cell>
          <table:table-cell office:value-type="string" calcext:value-type="string">
            <text:p>d6ccf5b0fa4e0d62e</text:p>
          </table:table-cell>
          <table:table-cell office:value-type="string" calcext:value-type="string">
            <text:p>9d8bb069f68e2194</text:p>
          </table:table-cell>
          <table:table-cell office:value-type="string" calcext:value-type="string">
            <text:p>e857122bff2a9774c</text:p>
          </table:table-cell>
          <table:table-cell office:value-type="string" calcext:value-type="string">
            <text:p>8ff0b44e3fb0c1c56a1d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IntelliMerge reports less conflicting files than and RefMerg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factoring Conflict (x1)</text:p>
            <text:p>Refactoring + True Conflict (x1)</text:p>
            <text:p/>
          </table:table-cell>
          <table:table-cell office:value-type="string" calcext:value-type="string">
            <text:p>- 1 refactoring conflict caused by </text:p>
            <text:p>Change visibility refactoring</text:p>
            <text:p>- 1 true conflict complicated by</text:p>
            <text:p>Rename parameter refactoring</text:p>
          </table:table-cell>
          <table:table-cell office:value-type="string" calcext:value-type="string">
            <text:p>Unsupported Refactoring Conflict (x1)</text:p>
            <text:p>Unsupported Refactoring </text:p>
            <text:p>+ True Conflict (x1)</text:p>
            <text:p>Wrong Move + True Conflict (x1)</text:p>
          </table:table-cell>
          <table:table-cell office:value-type="string" calcext:value-type="string">
            <text:p>- 2 refactoring conflicts caused by </text:p>
            <text:p>Unsupported refactorings</text:p>
            <text:p>- 1 refactoring conflict caused by </text:p>
            <text:p>Moving a method to the wrong location</text:p>
            <text:p>Within the class.</text:p>
          </table:table-cell>
          <table:table-cell office:value-type="string" calcext:value-type="string">
            <text:p>Matching Conflict (x2)</text:p>
            <text:p>Simplified Refactoring Conflict (x1)</text:p>
            <text:p>Resolved Refactoring Conflict (x1)</text:p>
          </table:table-cell>
          <table:table-cell office:value-type="string" calcext:value-type="string">
            <text:p>- 2 comments within the same file</text:p>
            <text:p>Are purely comment-related</text:p>
          </table:table-cell>
          <table:table-cell office:value-type="string" calcext:value-type="string">
            <text:p>- <text:span text:style-name="T2">RefMerge:</text:span><text:span text:style-name="T3"> Moves the method to the correct class but wrong location in the file, causing an ordering</text:span></text:p>
            <text:p><text:span text:style-name="T3">Conflict to occur. </text:span></text:p>
            <text:p><text:span text:style-name="T3">- </text:span><text:span text:style-name="T2">RefMerge:</text:span><text:span text:style-name="T3"> 2 refactoring conflicts are caused by unsupported refactorings. Adding rename parameter and</text:span></text:p>
            <text:p><text:span text:style-name="T3">Change visibility will resolve 1 conflict and simplify the other.</text:span></text:p>
            <text:p><text:span text:style-name="T3">- </text:span><text:span text:style-name="T2">IntelliMerge: </text:span><text:span text:style-name="T3">Comments are a problem in this merge scenario. </text:span></text:p>
            <text:p><text:span text:style-name="T3">- </text:span><text:span text:style-name="T2">IntelliMerge: </text:span><text:span text:style-name="T3">Completely resolves 1 refactoring conflict</text:span></text:p>
            <text:p><text:span text:style-name="T3">- </text:span><text:span text:style-name="T2">IntelliMerge:</text:span><text:span text:style-name="T3"> Simplifies 1 conflict by handling rename parameter</text:span></text:p>
          </table:table-cell>
          <table:table-cell table:number-columns-repeated="994"/>
        </table:table-row>
        <table:table-row table:style-name="ro9">
          <table:table-cell office:value-type="string" calcext:value-type="string">
            <text:p>storm</text:p>
          </table:table-cell>
          <table:table-cell office:value-type="string" calcext:value-type="string">
            <text:p>832395a1a88d31e6d4</text:p>
          </table:table-cell>
          <table:table-cell office:value-type="string" calcext:value-type="string">
            <text:p>5d601e8d583fcdcffa700</text:p>
          </table:table-cell>
          <table:table-cell office:value-type="string" calcext:value-type="string">
            <text:p>f9d75d8a38d77ec72</text:p>
          </table:table-cell>
          <table:table-cell office:value-type="string" calcext:value-type="string">
            <text:p>03578ca9961fd1ad1f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efMerge reports less conflicting files than RefMerg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Ordering Conflict (x1)</text:p>
            <text:p>Refactoring + True Conflict (x1)</text:p>
          </table:table-cell>
          <table:table-cell office:value-type="string" calcext:value-type="string">
            <text:p>- 1 import ordering conflict</text:p>
            <text:p>- 1 true conflict complicated by</text:p>
            <text:p>A refactoring conflict (extract method)</text:p>
          </table:table-cell>
          <table:table-cell office:value-type="string" calcext:value-type="string">
            <text:p>Ordering Conflict (x1)</text:p>
            <text:p>Simplified Refactoring Conflict (x1)</text:p>
          </table:table-cell>
          <table:table-cell office:value-type="string" calcext:value-type="string">
            <text:p>- 1 import ordering conflict</text:p>
            <text:p>- 1 true conflict without refactoring</text:p>
            <text:p>Conflict</text:p>
          </table:table-cell>
          <table:table-cell office:value-type="string" calcext:value-type="string">
            <text:p>Matching Conflict (x95)</text:p>
            <text:p>Ordering Conflict (x1)</text:p>
            <text:p>Simplified Refactoring Conflict (x1)</text:p>
          </table:table-cell>
          <table:table-cell office:value-type="string" calcext:value-type="string">
            <text:p>- 1 true conflict without refactoring </text:p>
            <text:p>Conflict broken up into 2 smaller blocks</text:p>
            <text:p>- 95 conflicts that are comment/</text:p>
            <text:p>annotation/import-related where </text:p>
            <text:p>It treats 1 side as deletes</text:p>
            <text:p>- 1 import ordering conflict</text:p>
          </table:table-cell>
          <table:table-cell office:value-type="string" calcext:value-type="string">
            <text:p>- <text:span text:style-name="T2">RefMerge: </text:span><text:span text:style-name="T3">Dramatically simplifies a conflict block by inverting Extract Method. Removes the extracted</text:span></text:p>
            <text:p><text:span text:style-name="T3">Method from the conflicting region and causes 21 of the conflicting lines to be identical between left and</text:span></text:p>
            <text:p><text:span text:style-name="T3">Right branch. There is still a conflict block since there are additional conflicting changes made on each</text:span></text:p>
            <text:p><text:span text:style-name="T3">Branch. Overall makes the conflict block much easier to understand.</text:span></text:p>
            <text:p><text:span text:style-name="T3">- </text:span><text:span text:style-name="T2">IntelliMerge: </text:span><text:span text:style-name="T3">Dramatically simplifies the conflict block with Extract Method. Handles it correctly and </text:span></text:p>
            <text:p><text:span text:style-name="T3">Breaks the conflict block into two smaller conflict blocks, making it easy to understand the conflict.</text:span></text:p>
            <text:p><text:span text:style-name="T3">- </text:span><text:span text:style-name="T2">IntelliMerge: </text:span><text:span text:style-name="T3">Reports 95 conflicts where one branch added a comment, import, or annotation wihle the</text:span></text:p>
            <text:p><text:span text:style-name="T3">Other branch did not. IntelliMerge treats it as if 1 side changed the import/comment/annotation while</text:span></text:p>
            <text:p><text:span text:style-name="T3">The other deleted it. What really happened is the developers added the import/comment/annotation on </text:span></text:p>
            <text:p><text:span text:style-name="T3">One branch while they did not on the other. I think this is a matching conflict, so I’m going to refer to </text:span></text:p>
            <text:p><text:span text:style-name="T3">import/comment/annotation conflicts like this as matching conflicts instead.</text:span>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storm </text:p>
          </table:table-cell>
          <table:table-cell office:value-type="string" calcext:value-type="string">
            <text:p>5b26e9618942ae1</text:p>
          </table:table-cell>
          <table:table-cell office:value-type="string" calcext:value-type="string">
            <text:p>b272f35bed7688427b</text:p>
          </table:table-cell>
          <table:table-cell office:value-type="string" calcext:value-type="string">
            <text:p>c092cc5cdfc8dfefaa</text:p>
          </table:table-cell>
          <table:table-cell office:value-type="string" calcext:value-type="string">
            <text:p>65e9f0c814b2cddc7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fMerge and IntelliMerge reduce conflicts equall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factoring Conflict (x1)</text:p>
          </table:table-cell>
          <table:table-cell office:value-type="string" calcext:value-type="string">
            <text:p>- Rename Class causes the </text:p>
            <text:p>Full file to conflict</text:p>
          </table:table-cell>
          <table:table-cell office:value-type="string" calcext:value-type="string">
            <text:p>Resolves Refactoring Conflict (x1)</text:p>
          </table:table-cell>
          <table:table-cell office:value-type="string" calcext:value-type="string">
            <text:p>- Resolves refactoring conflict</text:p>
          </table:table-cell>
          <table:table-cell office:value-type="string" calcext:value-type="string">
            <text:p>Deletes file with conflict block </text:p>
            <text:p>Reported by other tool (x1)</text:p>
          </table:table-cell>
          <table:table-cell office:value-type="string" calcext:value-type="string">
            <text:p>- Deletes the file that has a rename class</text:p>
            <text:p>Performed within it</text:p>
          </table:table-cell>
          <table:table-cell office:value-type="string" calcext:value-type="string">
            <text:p>- <text:span text:style-name="T2">RefMerge:</text:span><text:span text:style-name="T3"> Resolves the refactoring conflict reported by Git by inverting then replaying rename class.</text:span></text:p>
            <text:p><text:span text:style-name="T3">- </text:span><text:span text:style-name="T2">IntelliMerge: </text:span><text:span text:style-name="T3">Deletes the file containing the refactoring conflict, reporting a false negative</text:span></text:p>
          </table:table-cell>
          <table:table-cell table:number-columns-repeated="994"/>
        </table:table-row>
        <table:table-row table:style-name="ro10">
          <table:table-cell office:value-type="string" calcext:value-type="string">
            <text:p>javaparser</text:p>
          </table:table-cell>
          <table:table-cell office:value-type="string" calcext:value-type="string">
            <text:p>841d8e51ad0654f3053e</text:p>
          </table:table-cell>
          <table:table-cell office:value-type="string" calcext:value-type="string">
            <text:p>69f7cb397b6d32cc3fb8</text:p>
          </table:table-cell>
          <table:table-cell office:value-type="string" calcext:value-type="string">
            <text:p>74048c4ba3a73428</text:p>
          </table:table-cell>
          <table:table-cell office:value-type="string" calcext:value-type="string">
            <text:p>b494dbd10ad5b6074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IntelliMerge reports less conflicting files than and RefMerge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factoring Conflict (x2)</text:p>
            <text:p>Wrong Merge (x1)</text:p>
            <text:p>Ordering Conflict (x1)</text:p>
            <text:p/>
          </table:table-cell>
          <table:table-cell office:value-type="string" calcext:value-type="string">
            <text:p>- Fails to report conflicting region </text:p>
            <text:p>In class where methods were moved</text:p>
            <text:p>From</text:p>
            <text:p>- Reports lots of moved methods as</text:p>
            <text:p>Conflicts, can be simplified</text:p>
            <text:p>- 1 import ordering conflict</text:p>
          </table:table-cell>
          <table:table-cell office:value-type="string" calcext:value-type="string">
            <text:p>Wrong Move (x1)</text:p>
            <text:p>Ordering Conflict (x2)</text:p>
            <text:p>IntelliJ Optimization (x1)</text:p>
          </table:table-cell>
          <table:table-cell office:value-type="string" calcext:value-type="string">
            <text:p>- Moves methods back to original class</text:p>
            <text:p>Avoiding missed conflict region, </text:p>
            <text:p>Moves to wrong locations leading to </text:p>
            <text:p>Bigger conflicting region.</text:p>
            <text:p>- Simplifies conflict by inverting extract</text:p>
            <text:p>Method refactoring, produces ordering</text:p>
            <text:p>Conflict that is easy to resolve. </text:p>
            <text:p>- Names the variable incorrectly when</text:p>
            <text:p>Inlining leading to a merge conflict. </text:p>
            <text:p>- 1 import ordering conflict</text:p>
          </table:table-cell>
          <table:table-cell office:value-type="string" calcext:value-type="string">
            <text:p>Matching Conflict (x1)</text:p>
            <text:p>Deletes file with conflict block </text:p>
            <text:p>Reported by other tool (x17)</text:p>
          </table:table-cell>
          <table:table-cell office:value-type="string" calcext:value-type="string">
            <text:p>- Reports 1 comment-related conflict</text:p>
            <text:p>- Deletes most of the merged files</text:p>
            <text:p>Within the project</text:p>
          </table:table-cell>
          <table:table-cell office:value-type="string" calcext:value-type="string">
            <text:p>- <text:span text:style-name="T2">RefMege: </text:span><text:span text:style-name="T3"> Avoids a false negative by inverting move method refactorings but makes the conflicting </text:span></text:p>
            <text:p><text:span text:style-name="T3">Region more complicated instead of simplifying it by creating a larger ordering conflict.</text:span></text:p>
            <text:p><text:span text:style-name="T3">- </text:span><text:span text:style-name="T2">RefMerge: </text:span><text:span text:style-name="T3">Simplifies a conflict by inverting extract method refactoring, although produces an ordering</text:span></text:p>
            <text:p><text:span text:style-name="T3">Conflict in the process. This is an easy conflict to resolve, however. </text:span></text:p>
            <text:p><text:span text:style-name="T3">- </text:span><text:span text:style-name="T2">Refmerge: </text:span><text:span text:style-name="T3">Inverts extract method and leads to a merge conflict that would not ordinarily be a conflit </text:span></text:p>
            <text:p><text:span text:style-name="T3">Because of naming the variable to the wrong name. Names root1 instead of root. I’m considering this </text:span></text:p>
            <text:p><text:span text:style-name="T3">An intelliJ optimization since I think it is avoidable.</text:span></text:p>
            <text:p><text:span text:style-name="T3">- </text:span><text:span text:style-name="T2">IntelliMerge: </text:span><text:span text:style-name="T3">Reports 1 comment-related (matching) conflict, it is simple to resolve.</text:span></text:p>
            <text:p><text:span text:style-name="T3">- </text:span><text:span text:style-name="T2">IntelliMerge: </text:span><text:span text:style-name="T3">Deletes most of the files in the project, including files containing al 17 merge conflicts</text:span></text:p>
            <text:p><text:span text:style-name="T3">Reported by Git.</text:span></text:p>
          </table:table-cell>
          <table:table-cell table:number-columns-repeated="994"/>
        </table:table-row>
        <table:table-row table:style-name="ro11">
          <table:table-cell office:value-type="string" calcext:value-type="string">
            <text:p>javaparser</text:p>
          </table:table-cell>
          <table:table-cell office:value-type="string" calcext:value-type="string">
            <text:p>51733f6aeedefc53d63</text:p>
          </table:table-cell>
          <table:table-cell office:value-type="string" calcext:value-type="string">
            <text:p>57f6e2955c60cb71fa</text:p>
          </table:table-cell>
          <table:table-cell office:value-type="string" calcext:value-type="string">
            <text:p>9c44e26a857bbec</text:p>
          </table:table-cell>
          <table:table-cell office:value-type="string" calcext:value-type="string">
            <text:p>f1cce0ac20c5af34085d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IntelliMerge reports less conflicting files than and RefMerge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factoring + Ordering Conflict (x1) </text:p>
          </table:table-cell>
          <table:table-cell office:value-type="string" calcext:value-type="string">
            <text:p>- ordering conflict at method level</text:p>
          </table:table-cell>
          <table:table-cell office:value-type="string" calcext:value-type="string">
            <text:p>Unsupported Refactoring </text:p>
            <text:p>+ Ordering Conflict (x1)</text:p>
            <text:p>IntelliJ Optimizaiton (x3)</text:p>
            <text:p/>
          </table:table-cell>
          <table:table-cell office:value-type="string" calcext:value-type="string">
            <text:p>- ordering conflict at method level</text:p>
            <text:p>- Does not support rename parameter</text:p>
            <text:p>- 3 formatting issues caused by IntelliJ</text:p>
            <text:p>Optimizations</text:p>
          </table:table-cell>
          <table:table-cell office:value-type="string" calcext:value-type="string">
            <text:p>Resolved Ordering Conflict (x1)</text:p>
            <text:p>Matching Conflict (x2)</text:p>
            <text:p>Wrong Merge (x1)</text:p>
          </table:table-cell>
          <table:table-cell office:value-type="string" calcext:value-type="string">
            <text:p>- Resolves ordering conflict reported</text:p>
            <text:p>By Git and RefMerge</text:p>
            <text:p>- 2 Annotation-related conflicts</text:p>
            <text:p>- 1 conflict where it merges when it </text:p>
            <text:p>Should report a conflict</text:p>
          </table:table-cell>
          <table:table-cell office:value-type="string" calcext:value-type="string">
            <text:p>- <text:span text:style-name="T2">RefMerge: </text:span><text:span text:style-name="T3">There are 3 conflicts that RefMerge reports that should not be reported. This is caused by </text:span></text:p>
            <text:p><text:span text:style-name="T3">Spacing changes that IntelliJ makes after performing a refactoring. The conflicts are trivial to solve but</text:span></text:p>
            <text:p><text:span text:style-name="T3">I think that developers will rarely run into this issue. If they are using RefMerge, they will have the settings</text:span></text:p>
            <text:p><text:span text:style-name="T3">For spacings and optimizations to what they prefer. </text:span></text:p>
            <text:p><text:span text:style-name="T3">- </text:span><text:span text:style-name="T2">IntelliMerge: </text:span><text:span text:style-name="T3"> Reports 2 annotation-related conflicts that are pretty trivial to resolve.</text:span></text:p>
            <text:p><text:span text:style-name="T3">- </text:span><text:span text:style-name="T2">IntelliMerge: </text:span><text:span text:style-name="T3"> Resolves the ordering conflict that Git and RefMerge report</text:span></text:p>
            <text:p><text:span text:style-name="T3">- </text:span><text:span text:style-name="T2">IntelliMerge: </text:span><text:span text:style-name="T3"> Fails to report a conflict when both branches make conflicting changes. There are several</text:span></text:p>
            <text:p><text:span text:style-name="T3">Constructors that are similar and I think the matching algorithm treats fails to match properly because of this</text:span></text:p>
          </table:table-cell>
          <table:table-cell table:number-columns-repeated="994"/>
        </table:table-row>
        <table:table-row table:style-name="ro12">
          <table:table-cell office:value-type="string" calcext:value-type="string">
            <text:p>antlr4</text:p>
          </table:table-cell>
          <table:table-cell office:value-type="string" calcext:value-type="string">
            <text:p>35ab203cbaa1160d</text:p>
          </table:table-cell>
          <table:table-cell office:value-type="string" calcext:value-type="string">
            <text:p>90bcfec45682a4af2f88</text:p>
          </table:table-cell>
          <table:table-cell office:value-type="string" calcext:value-type="string">
            <text:p>a753ada1f0ffb40b8a0</text:p>
          </table:table-cell>
          <table:table-cell office:value-type="string" calcext:value-type="string">
            <text:p>019ea15e3f1f87b402f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ntelliMerge reports less conflicting lines than RefMerg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factoring Conflict (x1)</text:p>
          </table:table-cell>
          <table:table-cell office:value-type="string" calcext:value-type="string">
            <text:p>- 1 Rename Method + Change </text:p>
            <text:p>Parameter Type</text:p>
          </table:table-cell>
          <table:table-cell office:value-type="string" calcext:value-type="string">
            <text:p>Unsupported Refactoring Conflict (x1)</text:p>
          </table:table-cell>
          <table:table-cell office:value-type="string" calcext:value-type="string">
            <text:p>- Inverts Rename Method correctly</text:p>
            <text:p>But does not support change param</text:p>
          </table:table-cell>
          <table:table-cell office:value-type="string" calcext:value-type="string">
            <text:p>Matching Conflict (x5)</text:p>
          </table:table-cell>
          <table:table-cell office:value-type="string" calcext:value-type="string">
            <text:p>- Resolves refactoring conflict</text:p>
            <text:p>- Reports 3 comment related conflicts</text:p>
            <text:p>- reports 2 annotation related conflicts</text:p>
          </table:table-cell>
          <table:table-cell office:value-type="string" calcext:value-type="string">
            <text:p>- <text:span text:style-name="T2">RefMerge: </text:span><text:span text:style-name="T3">Successfully inverts the rename method refactoring but does not support change parameter</text:span></text:p>
            <text:p><text:span text:style-name="T3">Type, failing to resolve the conflict.</text:span></text:p>
            <text:p><text:span text:style-name="T3">- </text:span><text:span text:style-name="T2">IntelliMerge: </text:span><text:span text:style-name="T3">Successfully resolves the change signature refactoring (method rename + parameter type)</text:span></text:p>
            <text:p><text:span text:style-name="T3">- </text:span><text:span text:style-name="T2">IntelliMerge: </text:span><text:span text:style-name="T3">Reports 5 additional matching conflicts </text:span></text:p>
          </table:table-cell>
          <table:table-cell table:number-columns-repeated="994"/>
        </table:table-row>
        <table:table-row table:style-name="ro13">
          <table:table-cell office:value-type="string" calcext:value-type="string">
            <text:p>antlr4</text:p>
          </table:table-cell>
          <table:table-cell office:value-type="string" calcext:value-type="string">
            <text:p>e672a7116e545b02</text:p>
          </table:table-cell>
          <table:table-cell office:value-type="string" calcext:value-type="string">
            <text:p>aca3e0ddb226c4afc8</text:p>
          </table:table-cell>
          <table:table-cell office:value-type="string" calcext:value-type="string">
            <text:p>3f1f76df7d44332c637e</text:p>
          </table:table-cell>
          <table:table-cell office:value-type="string" calcext:value-type="string">
            <text:p>dce72dcbfb3a3d5efc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ntelliMerge resolves the scenario while RefMerge does no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factoring Conflict (x4)</text:p>
          </table:table-cell>
          <table:table-cell office:value-type="string" calcext:value-type="string">
            <text:p>- 1 rename class + extract super class</text:p>
            <text:p>- 3 move method + several param</text:p>
            <text:p>Refactorings</text:p>
          </table:table-cell>
          <table:table-cell office:value-type="string" calcext:value-type="string">
            <text:p>Unsupported Refactoring Conflict (x4)</text:p>
          </table:table-cell>
          <table:table-cell office:value-type="string" calcext:value-type="string">
            <text:p>- Does not support extract superclass</text:p>
            <text:p>- Does not support parameter level</text:p>
            <text:p>Refactorings</text:p>
          </table:table-cell>
          <table:table-cell office:value-type="string" calcext:value-type="string">
            <text:p>Deletes file with conflict block </text:p>
            <text:p>Reported by other tool (x4)</text:p>
          </table:table-cell>
          <table:table-cell office:value-type="string" calcext:value-type="string">
            <text:p>- Successfully handles all parameter</text:p>
            <text:p>Level refactorings. Fails to move </text:p>
            <text:p>Method and deletes destination </text:p>
            <text:p>For move method refactorings.</text:p>
            <text:p>- Deletes base and super class in </text:p>
            <text:p>Extract super class refactoring</text:p>
          </table:table-cell>
          <table:table-cell office:value-type="string" calcext:value-type="string">
            <text:p>- <text:span text:style-name="T2">RefMerge: </text:span><text:span text:style-name="T3">Fails to move the methods because it cannot find the PSI signatures due to differences in </text:span></text:p>
            <text:p><text:span text:style-name="T3">Parameters (different types, annotations, etc). All of these are caused by unsupported refactorings. </text:span></text:p>
            <text:p><text:span text:style-name="T3">Adding parameter level refactorings would allow for params to be inverted then method move to be inverted,</text:span></text:p>
            <text:p><text:span text:style-name="T3">Resolving the conflicts.</text:span></text:p>
            <text:p><text:span text:style-name="T3">- </text:span><text:span text:style-name="T2">IntelliMerge: </text:span><text:span text:style-name="T3">Deletes several files in this merge scenario. Only counting false negatives for files with </text:span></text:p>
            <text:p><text:span text:style-name="T3">Conflict blocks. IntelliMerge is very successful in this merge scenario with the parameter level refactorings,</text:span></text:p>
            <text:p><text:span text:style-name="T3">Just fails to move the methods to destination classes and deletes destination classes. </text:span></text:p>
          </table:table-cell>
          <table:table-cell office:value-type="string" calcext:value-type="string">
            <text:p>Use this example</text:p>
          </table:table-cell>
          <table:table-cell table:number-columns-repeated="993"/>
        </table:table-row>
        <table:table-row table:style-name="ro4">
          <table:table-cell office:value-type="string" calcext:value-type="string">
            <text:p>Realm-java</text:p>
          </table:table-cell>
          <table:table-cell office:value-type="string" calcext:value-type="string">
            <text:p>9e8b525df078f9a0735</text:p>
          </table:table-cell>
          <table:table-cell office:value-type="string" calcext:value-type="string">
            <text:p>fb2139ed78d0a494aa</text:p>
          </table:table-cell>
          <table:table-cell office:value-type="string" calcext:value-type="string">
            <text:p>f126c3f596d41795f</text:p>
          </table:table-cell>
          <table:table-cell office:value-type="string" calcext:value-type="string">
            <text:p>ae5d2c7179643e63f6b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telliMerge resolves the scenario while RefMerge does not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rdering Conflict (x2)</text:p>
            <text:p>Refactoring + True Conflict (x1)</text:p>
          </table:table-cell>
          <table:table-cell office:value-type="string" calcext:value-type="string">
            <text:p>- add parameter refactoring makes</text:p>
            <text:p>Conflict more complicated</text:p>
          </table:table-cell>
          <table:table-cell office:value-type="string" calcext:value-type="string">
            <text:p>Ordering Conflict (x2)</text:p>
            <text:p>Unsupported Refactoring </text:p>
            <text:p>+ True Conflict (x1)</text:p>
          </table:table-cell>
          <table:table-cell office:value-type="string" calcext:value-type="string">
            <text:p>- add parameter refactoring makes</text:p>
            <text:p>Conflict more complicated</text:p>
          </table:table-cell>
          <table:table-cell office:value-type="string" calcext:value-type="string">
            <text:p>Deletes file with conflict block</text:p>
            <text:p> Reported by other tool (x23)</text:p>
          </table:table-cell>
          <table:table-cell/>
          <table:table-cell office:value-type="string" calcext:value-type="string">
            <text:p>- <text:span text:style-name="T2">RefMerge: </text:span><text:span text:style-name="T3">Did not support the add parameter refactoring that caused the refactoring conflict</text:span></text:p>
            <text:p><text:span text:style-name="T3">- </text:span><text:span text:style-name="T2">IntelliMerge: </text:span><text:span text:style-name="T3">Deleted both files that contained conflict blocks</text:span>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Realm-java</text:p>
          </table:table-cell>
          <table:table-cell office:value-type="string" calcext:value-type="string">
            <text:p>8d3f48a6e73d7d9a88c</text:p>
          </table:table-cell>
          <table:table-cell office:value-type="string" calcext:value-type="string">
            <text:p>8d9164b31f85ef738e936</text:p>
          </table:table-cell>
          <table:table-cell office:value-type="string" calcext:value-type="string">
            <text:p>efe5943c08fc312ac81</text:p>
          </table:table-cell>
          <table:table-cell office:value-type="string" calcext:value-type="string">
            <text:p>f3dd2528371c1b454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ntelliMerge reports less conflicts than RefMerg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factoring + Formatting Conflict (x1)</text:p>
            <text:p>Ordering Conflict (x1)</text:p>
          </table:table-cell>
          <table:table-cell office:value-type="string" calcext:value-type="string">
            <text:p>- Change Attribute Type refactoring</text:p>
            <text:p>+ formatting differences result in </text:p>
            <text:p>Merge conflict</text:p>
          </table:table-cell>
          <table:table-cell office:value-type="string" calcext:value-type="string">
            <text:p>Unsupported Refactoring </text:p>
            <text:p>+ Formatting Conflict (x1)</text:p>
            <text:p>Ordering Conflict (x1)</text:p>
          </table:table-cell>
          <table:table-cell office:value-type="string" calcext:value-type="string">
            <text:p>- Change Attribute Type refactoring</text:p>
            <text:p>(unsupported) + formatting differences</text:p>
            <text:p>Result in conflict</text:p>
          </table:table-cell>
          <table:table-cell office:value-type="string" calcext:value-type="string">
            <text:p>Resolved Refactoring Conflict (x1)</text:p>
            <text:p>Ordering Conflict (x1)</text:p>
          </table:table-cell>
          <table:table-cell office:value-type="string" calcext:value-type="string">
            <text:p>- Resolves the conflict caused by </text:p>
            <text:p>Change attribute type + formatting </text:p>
          </table:table-cell>
          <table:table-cell office:value-type="string" calcext:value-type="string">
            <text:p>- <text:span text:style-name="T2">RefMerge: </text:span><text:span text:style-name="T3">Does not support the refactoring involved in the conflict. Does not cause any conflicts from</text:span></text:p>
            <text:p><text:span text:style-name="T3">inverting/replaying refactorings</text:span></text:p>
            <text:p><text:span text:style-name="T3">- </text:span><text:span text:style-name="T2">IntelliMerge: </text:span><text:span text:style-name="T3">Successfully resolves Change Attribute Type refactoring conflict without any side effects</text:span></text:p>
          </table:table-cell>
          <table:table-cell table:number-columns-repeated="994"/>
        </table:table-row>
        <table:table-row table:style-name="ro14">
          <table:table-cell office:value-type="string" calcext:value-type="string">
            <text:p>Realm-java</text:p>
          </table:table-cell>
          <table:table-cell office:value-type="string" calcext:value-type="string">
            <text:p>a0b7a9c850999d5357</text:p>
          </table:table-cell>
          <table:table-cell office:value-type="string" calcext:value-type="string">
            <text:p>2eb1133ae3076c2644a</text:p>
          </table:table-cell>
          <table:table-cell office:value-type="string" calcext:value-type="string">
            <text:p>b899cdbcb471125129</text:p>
          </table:table-cell>
          <table:table-cell office:value-type="string" calcext:value-type="string">
            <text:p>e1da885c6dd51ca906c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fMerge reports less conflicting lines than and IntelliMerg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efactoring Conflict (x7)</text:p>
          </table:table-cell>
          <table:table-cell office:value-type="string" calcext:value-type="string">
            <text:p>- 7 Rename Method conflicts</text:p>
          </table:table-cell>
          <table:table-cell office:value-type="string" calcext:value-type="string">
            <text:p>Undetected Refactoring Conflict (x1)</text:p>
          </table:table-cell>
          <table:table-cell office:value-type="string" calcext:value-type="string">
            <text:p>- Resolves most refactoring conflicts</text:p>
            <text:p>- RefMiner fails to detect rename method</text:p>
            <text:p>Eq -&gt; equalTo</text:p>
          </table:table-cell>
          <table:table-cell office:value-type="string" calcext:value-type="string">
            <text:p>Resolves Refactoring Conflict (x1)</text:p>
            <text:p>No Conflict + Syntax Error (x55)</text:p>
            <text:p>Matching Conflict (x3)</text:p>
            <text:p/>
          </table:table-cell>
          <table:table-cell office:value-type="string" calcext:value-type="string">
            <text:p>- Resolves refactoring conflict </text:p>
            <text:p>That RefMerge misses</text:p>
            <text:p>- Duplicates method declarations 55</text:p>
            <text:p>Times + syntax error </text:p>
            <text:p>- 3 comment-related conflicts</text:p>
          </table:table-cell>
          <table:table-cell office:value-type="string" calcext:value-type="string">
            <text:p>- <text:span text:style-name="T2">RefMerge: </text:span><text:span text:style-name="T3">Misses 1 rename method refactoring that combines with a formatting difference that causes</text:span></text:p>
            <text:p><text:span text:style-name="T3">A conflict. By inverting the method, this conflict would be resolved. RefMiner misses the rename </text:span></text:p>
            <text:p><text:span text:style-name="T3">Method refactoring. </text:span></text:p>
            <text:p><text:span text:style-name="T3">- </text:span><text:span text:style-name="T2">RefMerge: </text:span><text:span text:style-name="T3">Resolves 6 rename method refactoring conflicts</text:span></text:p>
            <text:p><text:span text:style-name="T3">- </text:span><text:span text:style-name="T2">IntelliMerge: </text:span><text:span text:style-name="T3">Resolves the refactoring conflict that RefMerge misses.</text:span></text:p>
            <text:p><text:span text:style-name="T3">- </text:span><text:span text:style-name="T2">IntelliMerge: </text:span><text:span text:style-name="T3">Reports 3 comment-related matching conflicts</text:span></text:p>
            <text:p><text:span text:style-name="T3">- </text:span><text:span text:style-name="T2">IntelliMerge: </text:span><text:span text:style-name="T3">Duplicates 55 method declarations with a syntax error. I think this is a bug with the </text:span></text:p>
            <text:p><text:span text:style-name="T3">Matching algorithm. </text:span></text:p>
          </table:table-cell>
          <table:table-cell table:number-columns-repeated="994"/>
        </table:table-row>
        <table:table-row table:style-name="ro15">
          <table:table-cell office:value-type="string" calcext:value-type="string">
            <text:p>gradle</text:p>
          </table:table-cell>
          <table:table-cell office:value-type="string" calcext:value-type="string">
            <text:p>390c1ed246decd383</text:p>
          </table:table-cell>
          <table:table-cell office:value-type="string" calcext:value-type="string">
            <text:p>d0c535bae8e33d8b0446</text:p>
          </table:table-cell>
          <table:table-cell office:value-type="string" calcext:value-type="string">
            <text:p>ddee41e905f0c153db</text:p>
          </table:table-cell>
          <table:table-cell office:value-type="string" calcext:value-type="string">
            <text:p>8990c8539feed2e507b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RefMerge reports less conflicts than IntelliMerge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rdering Conflict (x1)</text:p>
            <text:p>Refactoring Conflict (x4)</text:p>
          </table:table-cell>
          <table:table-cell office:value-type="string" calcext:value-type="string">
            <text:p>- 2 Move Method conflicts</text:p>
            <text:p>- 1 rename variable conflict</text:p>
            <text:p>- 1 change parameter type conflict</text:p>
          </table:table-cell>
          <table:table-cell office:value-type="string" calcext:value-type="string">
            <text:p>Ordering Conflict (x1)</text:p>
            <text:p>Unsupported Refactoring (x2)</text:p>
          </table:table-cell>
          <table:table-cell office:value-type="string" calcext:value-type="string">
            <text:p>- does not support change parameter</text:p>
            <text:p>- does not support rename variable</text:p>
            <text:p>- resolves both move method </text:p>
          </table:table-cell>
          <table:table-cell office:value-type="string" calcext:value-type="string">
            <text:p>Matching Conflict (x28)</text:p>
            <text:p>Undetected Refactoring (x1)</text:p>
            <text:p>Split (x2)</text:p>
          </table:table-cell>
          <table:table-cell office:value-type="string" calcext:value-type="string">
            <text:p>- resolves rename variable conflict</text:p>
            <text:p>- resolves move method conflict x2</text:p>
            <text:p>- does not detect change parameter</text:p>
            <text:p>- 28 matching conflicts at the comment,</text:p>
            <text:p>Annotation, and import level</text:p>
            <text:p>- splits 2 conflicts to simplify them</text:p>
          </table:table-cell>
          <table:table-cell office:value-type="string" calcext:value-type="string">
            <text:p>- <text:span text:style-name="T2">RefMerge: </text:span><text:span text:style-name="T3">fails to resolve 2 conflicts caused by unsupported refactorings. Successfully handles the </text:span></text:p>
            <text:p><text:span text:style-name="T3">2 move method refactorings that are supported.</text:span></text:p>
            <text:p><text:span text:style-name="T3">- </text:span><text:span text:style-name="T2">IntelliMerge: </text:span><text:span text:style-name="T3">Successfully resolves rename variable + 2 move method conflicts. Fails to detect the </text:span></text:p>
            <text:p><text:span text:style-name="T3">Change parameter refactoring, reporting a larger conflict block than RefMerge and Git. This is caused</text:span></text:p>
            <text:p><text:span text:style-name="T3">By matching the 2 methods as an added method instead of refactored method.</text:span></text:p>
            <text:p><text:span text:style-name="T3">- </text:span><text:span text:style-name="T2">IntelliMerge: </text:span><text:span text:style-name="T3">Reports 28 matching conflicts. They are trivial to resolve but span over 19 files and </text:span></text:p>
            <text:p><text:span text:style-name="T3">Are time consuming to make sure they’re actually matching conflicts and not true conflicts.</text:span></text:p>
            <text:p><text:span text:style-name="T3">- </text:span><text:span text:style-name="T2">IntelliMerge: </text:span><text:span text:style-name="T3">splits 2 true conflicts into 4 true conflicts, which is why it reports more true positives than</text:span></text:p>
            <text:p><text:span text:style-name="T3">Git and RefMerge. These smaller refactorings are easier to resolve.</text:span></text:p>
          </table:table-cell>
          <table:table-cell table:number-columns-repeated="994"/>
        </table:table-row>
        <table:table-row table:style-name="ro16">
          <table:table-cell office:value-type="string" calcext:value-type="string">
            <text:p>gradle</text:p>
          </table:table-cell>
          <table:table-cell office:value-type="string" calcext:value-type="string">
            <text:p>ea42d642ed85ab7</text:p>
          </table:table-cell>
          <table:table-cell office:value-type="string" calcext:value-type="string">
            <text:p>7cb2b29329425096eb9d</text:p>
          </table:table-cell>
          <table:table-cell office:value-type="string" calcext:value-type="string">
            <text:p>9ab641ccec01431f9d</text:p>
          </table:table-cell>
          <table:table-cell office:value-type="string" calcext:value-type="string">
            <text:p>262421daf1954db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oth tools increase number of conflicts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factoring Conflict (x1)</text:p>
          </table:table-cell>
          <table:table-cell office:value-type="string" calcext:value-type="string">
            <text:p>- Add Parameter conflict</text:p>
          </table:table-cell>
          <table:table-cell office:value-type="string" calcext:value-type="string">
            <text:p>Unsupported Refactoring Conflict (x1)</text:p>
            <text:p>Wrong Move (x1)</text:p>
          </table:table-cell>
          <table:table-cell office:value-type="string" calcext:value-type="string">
            <text:p>- Does not support Add Parameter </text:p>
            <text:p>Refactoring</text:p>
            <text:p>- Moved method to incorrect location,</text:p>
            <text:p>Leading to conflict</text:p>
          </table:table-cell>
          <table:table-cell office:value-type="string" calcext:value-type="string">
            <text:p>Deletes file with conflict block </text:p>
            <text:p>Reported by other tool (x1)</text:p>
            <text:p>Split Conflict Block (x1)</text:p>
            <text:p>Refactoring Conflict (x1)</text:p>
          </table:table-cell>
          <table:table-cell office:value-type="string" calcext:value-type="string">
            <text:p>- Deletes the file that RefMerge </text:p>
            <text:p>Adds a conflict to</text:p>
            <text:p>- Splits a conflict block to two smaller</text:p>
            <text:p>&amp; simpler conflict blocks</text:p>
            <text:p>- fails to resolve Add parameter</text:p>
            <text:p>Refactoring conflict</text:p>
          </table:table-cell>
          <table:table-cell office:value-type="string" calcext:value-type="string">
            <text:p><text:span text:style-name="T3">- </text:span><text:span text:style-name="T2">RefMerge: </text:span><text:span text:style-name="T3">Does not support Add Parameter so it cannot address the conflict block</text:span></text:p>
            <text:p><text:span text:style-name="T3">- </text:span><text:span text:style-name="T2">RefMerge: </text:span><text:span text:style-name="T3">Inverts the move method refactoring to the wrong location, causing a conflict</text:span></text:p>
            <text:p><text:span text:style-name="T3">- </text:span><text:span text:style-name="T2">IntelliMerge: </text:span><text:span text:style-name="T3">Deletes the file where RefMerge creates the conflict</text:span></text:p>
            <text:p><text:span text:style-name="T3">- </text:span><text:span text:style-name="T2">IntelliMerge: </text:span><text:span text:style-name="T3">Splits a conflict block into two smaller, more understandable conflict blocks based off the </text:span></text:p>
            <text:p><text:span text:style-name="T3">Matching algorithm.</text:span></text:p>
            <text:p><text:span text:style-name="T3">- </text:span><text:span text:style-name="T2">IntelliMerge: </text:span><text:span text:style-name="T3">Fails to resolve the add parameter conflict, it seems like the add parameter refactoring </text:span></text:p>
            <text:p><text:span text:style-name="T3">Was not detected</text:span></text:p>
          </table:table-cell>
          <table:table-cell table:number-columns-repeated="994"/>
        </table:table-row>
        <table:table-row table:style-name="ro17">
          <table:table-cell office:value-type="string" calcext:value-type="string">
            <text:p>gradle</text:p>
          </table:table-cell>
          <table:table-cell office:value-type="string" calcext:value-type="string">
            <text:p>243158c6eb3a87ab5e</text:p>
          </table:table-cell>
          <table:table-cell office:value-type="string" calcext:value-type="string">
            <text:p>8684ea810ee73ba34d23</text:p>
          </table:table-cell>
          <table:table-cell office:value-type="string" calcext:value-type="string">
            <text:p>81faf98e752cff3f4d5</text:p>
          </table:table-cell>
          <table:table-cell office:value-type="string" calcext:value-type="string">
            <text:p>a0690a5e9e9409529f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oth tools resolv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factoring Conflict (x4)</text:p>
          </table:table-cell>
          <table:table-cell office:value-type="string" calcext:value-type="string">
            <text:p>- 1 Extract Method/Inline Method</text:p>
            <text:p>- 2 Move Class</text:p>
            <text:p>- 1 Move + Rename Class</text:p>
          </table:table-cell>
          <table:table-cell office:value-type="string" calcext:value-type="string">
            <text:p>Resolves Refactoring Conflict (x4)</text:p>
          </table:table-cell>
          <table:table-cell office:value-type="string" calcext:value-type="string">
            <text:p>- resolves all refactoring conflicts</text:p>
            <text:p>In question</text:p>
          </table:table-cell>
          <table:table-cell office:value-type="string" calcext:value-type="string">
            <text:p>Resolves Refactoring Conflict (x1)</text:p>
            <text:p>Deletes file with conflict block </text:p>
            <text:p>Reported by other tool (x2)</text:p>
            <text:p>Wrong Merge (x1)</text:p>
          </table:table-cell>
          <table:table-cell office:value-type="string" calcext:value-type="string">
            <text:p>- Handles inline/extract method correctly</text:p>
            <text:p>- Deletes 2 files with refactoring </text:p>
            <text:p>Conflicts in them</text:p>
            <text:p>- deletes moved inner class + </text:p>
            <text:p>Several methods</text:p>
          </table:table-cell>
          <table:table-cell office:value-type="string" calcext:value-type="string">
            <text:p>- <text:span text:style-name="T2">RefMerge: </text:span><text:span text:style-name="T3">Resolves a conflict caused by inline method on 1 line and extract method on the following</text:span></text:p>
            <text:p><text:span text:style-name="T3">Line </text:span></text:p>
            <text:p><text:span text:style-name="T3">- </text:span><text:span text:style-name="T2">RefMerge: </text:span><text:span text:style-name="T3">Resolves 2 conflicts caused by move class</text:span></text:p>
            <text:p><text:span text:style-name="T3">- </text:span><text:span text:style-name="T2">RefMerge: </text:span><text:span text:style-name="T3">resolves 1 conflict caused by moving the class then renaming it in a later commit</text:span></text:p>
            <text:p><text:span text:style-name="T3">- </text:span><text:span text:style-name="T2">IntelliMerge: </text:span><text:span text:style-name="T3">Resolves the conflict caused by inline/extract</text:span></text:p>
            <text:p><text:span text:style-name="T3">- </text:span><text:span text:style-name="T2">IntelliMerge: </text:span><text:span text:style-name="T3">Deletes a file with two conflict blocks caused by move class</text:span></text:p>
            <text:p><text:span text:style-name="T3">- </text:span><text:span text:style-name="T2">IntelliMerge: </text:span><text:span text:style-name="T3">Incorrectly merges a file with a move+rename inner class involved. It deletes the inner </text:span></text:p>
            <text:p><text:span text:style-name="T3">Class as well as all surrounding methods except for 1</text:span></text:p>
          </table:table-cell>
          <table:table-cell table:number-columns-repeated="994"/>
        </table:table-row>
        <table:table-row table:style-name="ro18">
          <table:table-cell office:value-type="string" calcext:value-type="string">
            <text:p>cometd</text:p>
          </table:table-cell>
          <table:table-cell office:value-type="string" calcext:value-type="string">
            <text:p>0abe9500420e54fa</text:p>
          </table:table-cell>
          <table:table-cell office:value-type="string" calcext:value-type="string">
            <text:p>ed2024ce14b04edf</text:p>
          </table:table-cell>
          <table:table-cell office:value-type="string" calcext:value-type="string">
            <text:p>8d037acc1f9e19574a4</text:p>
          </table:table-cell>
          <table:table-cell office:value-type="string" calcext:value-type="string">
            <text:p>810611855509c213d3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fMerge resolves the merge scenario while IntelliMerge does no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factoring Conflict (x3)</text:p>
          </table:table-cell>
          <table:table-cell office:value-type="string" calcext:value-type="string">
            <text:p>- Move Class + changes cause</text:p>
            <text:p>3 conflicts in moved file</text:p>
          </table:table-cell>
          <table:table-cell/>
          <table:table-cell office:value-type="string" calcext:value-type="string">
            <text:p>- Resolves 3 refactoring conflicts</text:p>
          </table:table-cell>
          <table:table-cell office:value-type="string" calcext:value-type="string">
            <text:p>Matching Conflict (x6)</text:p>
            <text:p>Deletes file with conflict block</text:p>
            <text:p>Reported by other tool (x3)</text:p>
          </table:table-cell>
          <table:table-cell office:value-type="string" calcext:value-type="string">
            <text:p>- Reports 6 comment-related matching</text:p>
            <text:p>Conflicts</text:p>
            <text:p>- Deletes several files, 3 of which </text:p>
            <text:p>Contain refactoring conflicts reported</text:p>
            <text:p>By git</text:p>
          </table:table-cell>
          <table:table-cell office:value-type="string" calcext:value-type="string">
            <text:p>- RefMerge: <text:span text:style-name="T3">Inverts the move class refactoring and merges the changes in the original location, causing</text:span></text:p>
            <text:p><text:span text:style-name="T3">All 3 conflicts to be resolved. Then replays the refactoring, moving all changes to the new location.</text:span></text:p>
            <text:p><text:span text:style-name="T3">- </text:span><text:span text:style-name="T2">IntelliMerge: </text:span><text:span text:style-name="T3">Deletes the whole directory that the move class refactoring happens.</text:span></text:p>
            <text:p><text:span text:style-name="T3">- </text:span><text:span text:style-name="T2">IntelliMerge: </text:span><text:span text:style-name="T3">Reports 6 additional matching conflicts caused by comments</text:span></text:p>
          </table:table-cell>
          <table:table-cell table:number-columns-repeated="994"/>
        </table:table-row>
        <table:table-row table:style-name="ro19">
          <table:table-cell office:value-type="string" calcext:value-type="string">
            <text:p>cometd</text:p>
          </table:table-cell>
          <table:table-cell office:value-type="string" calcext:value-type="string">
            <text:p>14272758865141d732</text:p>
          </table:table-cell>
          <table:table-cell office:value-type="string" calcext:value-type="string">
            <text:p>f171ed8be81c767d0fb1</text:p>
          </table:table-cell>
          <table:table-cell office:value-type="string" calcext:value-type="string">
            <text:p>d9e490baf3db1e16519c</text:p>
          </table:table-cell>
          <table:table-cell office:value-type="string" calcext:value-type="string">
            <text:p>79c7070299780c06f5f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telliMerge reports less conflicts than RefMerg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factoring Conflict (x1)</text:p>
          </table:table-cell>
          <table:table-cell office:value-type="string" calcext:value-type="string">
            <text:p>- 1 Change Parameter Type involved</text:p>
            <text:p>Conflict</text:p>
          </table:table-cell>
          <table:table-cell office:value-type="string" calcext:value-type="string">
            <text:p>Unsupported Refactoring Conflict (x1)</text:p>
          </table:table-cell>
          <table:table-cell office:value-type="string" calcext:value-type="string">
            <text:p>- Does not support Change Parameter</text:p>
            <text:p>Type conflict</text:p>
          </table:table-cell>
          <table:table-cell/>
          <table:table-cell office:value-type="string" calcext:value-type="string">
            <text:p>- Resolves Change Param Type </text:p>
            <text:p>Conflict</text:p>
          </table:table-cell>
          <table:table-cell office:value-type="string" calcext:value-type="string">
            <text:p>- <text:span text:style-name="T2">RefMerge: </text:span><text:span text:style-name="T3">reports 1 change parameter type conflict that it does not support. If it supported Change </text:span></text:p>
            <text:p><text:span text:style-name="T3">Parameter Type refactorings, it could resolve it.</text:span></text:p>
            <text:p><text:span text:style-name="T3">- </text:span><text:span text:style-name="T2">IntelliMerge: </text:span><text:span text:style-name="T3">resolves the refactoring conflict and does not add any false positives or negatives.</text:span></text:p>
          </table:table-cell>
          <table:table-cell table:number-columns-repeated="994"/>
        </table:table-row>
        <table:table-row table:style-name="ro20">
          <table:table-cell office:value-type="string" calcext:value-type="string">
            <text:p>cometd</text:p>
          </table:table-cell>
          <table:table-cell office:value-type="string" calcext:value-type="string">
            <text:p>2c9452d096b60a8a121</text:p>
          </table:table-cell>
          <table:table-cell office:value-type="string" calcext:value-type="string">
            <text:p>efe17a56c56a1fa33825</text:p>
          </table:table-cell>
          <table:table-cell office:value-type="string" calcext:value-type="string">
            <text:p>841e6cb100616dd4929</text:p>
          </table:table-cell>
          <table:table-cell office:value-type="string" calcext:value-type="string">
            <text:p>67b83e8639b7b1b70fd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th tools resol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factoring Conflict (x1)</text:p>
          </table:table-cell>
          <table:table-cell office:value-type="string" calcext:value-type="string">
            <text:p>- Move Method Conflict</text:p>
          </table:table-cell>
          <table:table-cell/>
          <table:table-cell office:value-type="string" calcext:value-type="string">
            <text:p>- Resolves the Move method conflict</text:p>
          </table:table-cell>
          <table:table-cell/>
          <table:table-cell office:value-type="string" calcext:value-type="string">
            <text:p>- Resolves the move method conflict</text:p>
          </table:table-cell>
          <table:table-cell office:value-type="string" calcext:value-type="string">
            <text:p>- RefMerge: <text:span text:style-name="T3">resolves the move method conflict by inverting and replaying it correctly.</text:span></text:p>
            <text:p><text:span text:style-name="T3">- </text:span><text:span text:style-name="T2">IntelliMerge: </text:span><text:span text:style-name="T3">detects and matches the move method refactorings correctly</text:span></text:p>
          </table:table-cell>
          <table:table-cell table:number-columns-repeated="994"/>
        </table:table-row>
        <table:table-row table:style-name="ro21">
          <table:table-cell office:value-type="string" calcext:value-type="string">
            <text:p>ProjectE</text:p>
          </table:table-cell>
          <table:table-cell office:value-type="string" calcext:value-type="string">
            <text:p>c8552fc4765ba5128</text:p>
          </table:table-cell>
          <table:table-cell office:value-type="string" calcext:value-type="string">
            <text:p>bac9e51387663d667a</text:p>
          </table:table-cell>
          <table:table-cell office:value-type="string" calcext:value-type="string">
            <text:p>c96ac4de35b68e0030e</text:p>
          </table:table-cell>
          <table:table-cell office:value-type="string" calcext:value-type="string">
            <text:p>9a90be5ae23f9d3fe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IntelliMerge reports less conflicts than RefMerge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dering Conflict (x10)</text:p>
            <text:p>Refactoring Conflic Tpt (x2)</text:p>
            <text:p/>
            <text:p/>
          </table:table-cell>
          <table:table-cell office:value-type="string" calcext:value-type="string">
            <text:p>- 5 ordering conflicts at the import</text:p>
            <text:p>Level and 5 at the method level</text:p>
            <text:p>- 2 refactoring conflicts causes</text:p>
            <text:p>By conflicting refactorings</text:p>
          </table:table-cell>
          <table:table-cell office:value-type="string" calcext:value-type="string">
            <text:p>Ordering Conflict (x13)</text:p>
            <text:p>Detected Refactoring Conflicts (x2)</text:p>
            <text:p>Wrong Move (x1)</text:p>
            <text:p/>
          </table:table-cell>
          <table:table-cell office:value-type="string" calcext:value-type="string">
            <text:p>- Reports 8 ordering conflicts at the</text:p>
            <text:p>Import level and 5 at the method</text:p>
            <text:p>Level</text:p>
            <text:p>- Detects 2 refactoring conflicts with</text:p>
            <text:p>The logic matrix</text:p>
            <text:p>- Creates a conflict by moving </text:p>
            <text:p>Method to wrong location</text:p>
          </table:table-cell>
          <table:table-cell office:value-type="string" calcext:value-type="string">
            <text:p>Ordering Conflict (x3)</text:p>
            <text:p>Matching Conflict (x7)</text:p>
            <text:p>Wrong Merge (x4)</text:p>
          </table:table-cell>
          <table:table-cell office:value-type="string" calcext:value-type="string">
            <text:p>- Reports 3 ordering conflicts</text:p>
            <text:p>- reports 7 matching conflicts</text:p>
            <text:p>- Reports the same 2 refactoring </text:p>
            <text:p>Conflicts as Git</text:p>
          </table:table-cell>
          <table:table-cell office:value-type="string" calcext:value-type="string">
            <text:p><text:span text:style-name="T3">- </text:span><text:span text:style-name="T2">RefMerge: </text:span><text:span text:style-name="T3">Detects 2 refactoring conflicts caused by rename method/rename method and does not </text:span></text:p>
            <text:p><text:span text:style-name="T3">Replay the given refactorings.</text:span></text:p>
            <text:p><text:span text:style-name="T3">- </text:span><text:span text:style-name="T2">RefMerge: </text:span><text:span text:style-name="T3">inverting refactorings causes ordering conflicts at the import level in 3 cases</text:span></text:p>
            <text:p><text:span text:style-name="T3">- </text:span><text:span text:style-name="T2">RefMerge: </text:span><text:span text:style-name="T3">Inverting move method causes an ordering conflict in one case</text:span></text:p>
            <text:p><text:span text:style-name="T3">- </text:span><text:span text:style-name="T2">IntelliMerge: </text:span><text:span text:style-name="T3">Resolves 7 ordering conflicts reported by Git</text:span></text:p>
            <text:p><text:span text:style-name="T3">- </text:span><text:span text:style-name="T4">IntelliMerge: </text:span><text:span text:style-name="T5">Reports 7 matching conflicts (4 annotation and 3 comment). </text:span></text:p>
            <text:p><text:span text:style-name="T6">- </text:span><text:span text:style-name="T7">IntelliMerge: </text:span><text:span text:style-name="T5">Reports 2 refactoring conflicts where RefMerge detected the rename method/rename method</text:span></text:p>
            <text:p><text:span text:style-name="T6">Conflicts</text:span></text:p>
            <text:p><text:span text:style-name="T6">- </text:span><text:span text:style-name="T7">IntelliMerge: </text:span><text:span text:style-name="T5">Reports 4 false negatives in a file where the developer messed up a comment block.</text:span></text:p>
            <text:p><text:span text:style-name="T6">I think this leads to it failing to match properly</text:span></text:p>
          </table:table-cell>
          <table:table-cell table:number-columns-repeated="994"/>
        </table:table-row>
        <table:table-row table:style-name="ro22">
          <table:table-cell office:value-type="string" calcext:value-type="string">
            <text:p>ProjectE</text:p>
          </table:table-cell>
          <table:table-cell office:value-type="string" calcext:value-type="string">
            <text:p>285f6252236af7854</text:p>
          </table:table-cell>
          <table:table-cell office:value-type="string" calcext:value-type="string">
            <text:p>6714d7943b6d0303d</text:p>
          </table:table-cell>
          <table:table-cell office:value-type="string" calcext:value-type="string">
            <text:p>07aa1678157d43e52e</text:p>
          </table:table-cell>
          <table:table-cell office:value-type="string" calcext:value-type="string">
            <text:p>ec29279d5529925ad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both tools increase number of conflicts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rdering Conflict (x5)</text:p>
            <text:p>Refactoring Conflict (x7)</text:p>
          </table:table-cell>
          <table:table-cell office:value-type="string" calcext:value-type="string">
            <text:p>- 1 extract method</text:p>
            <text:p>- 2 move method</text:p>
            <text:p>- 1 rename variable</text:p>
            <text:p>- 2 change availability</text:p>
            <text:p>- 1 change return type</text:p>
          </table:table-cell>
          <table:table-cell office:value-type="string" calcext:value-type="string">
            <text:p>Ordering Conflict (x7)</text:p>
            <text:p>Undetected Refactoring (x1)</text:p>
            <text:p>Unsupported Refactoring (4)</text:p>
            <text:p>Optimization (x1)</text:p>
            <text:p>Wrong Move (x1)</text:p>
          </table:table-cell>
          <table:table-cell office:value-type="string" calcext:value-type="string">
            <text:p>- Fails to detect Move Method</text:p>
            <text:p>- Does not support 1 rename var,</text:p>
            <text:p>2 change availability, 1 return type</text:p>
            <text:p>- 1 var is renamed in class renaming,</text:p>
            <text:p>Causing conflict</text:p>
            <text:p>- 1 method is moved to the wrong </text:p>
            <text:p>Location within the class</text:p>
          </table:table-cell>
          <table:table-cell office:value-type="string" calcext:value-type="string">
            <text:p>Matching Conflict (x11)</text:p>
            <text:p>Ordering Conflict (x6)</text:p>
            <text:p>Undetected Refactoring (x1)</text:p>
            <text:p>Performed Wrong </text:p>
            <text:p>Refactoring FP (x1)</text:p>
            <text:p>Performs Wrong </text:p>
            <text:p>Refactoring FN (x5)</text:p>
          </table:table-cell>
          <table:table-cell office:value-type="string" calcext:value-type="string">
            <text:p>- 10 matching conflicts at the usual </text:p>
            <text:p>Level</text:p>
            <text:p>- 1 matching conflict at statement </text:p>
            <text:p>Level leading to a more difficult</text:p>
            <text:p>False positive</text:p>
            <text:p>- 6 ordering conflicts</text:p>
            <text:p>- Detected a move method ref when</text:p>
            <text:p>It was not performed, leading to a </text:p>
            <text:p>False negative + syntax errors</text:p>
            <text:p>- failed to detect extract method</text:p>
          </table:table-cell>
          <table:table-cell office:value-type="string" calcext:value-type="string">
            <text:p><text:span text:style-name="T3">- </text:span><text:span text:style-name="T2">RefMerge: </text:span><text:span text:style-name="T3">reports the same ordering refactorings as Git, although it reports an additional with an annotation</text:span></text:p>
            <text:p><text:span text:style-name="T3">Because it successfully inverted the move method. It reports another at the import level because of rearranging imports.</text:span></text:p>
            <text:p><text:span text:style-name="T3">- </text:span><text:span text:style-name="T2">RefMerge: </text:span><text:span text:style-name="T3">RefMiner fails to detect a move method refactoring, leading to the same conflict block as </text:span></text:p>
            <text:p><text:span text:style-name="T3">Git.</text:span></text:p>
            <text:p><text:span text:style-name="T3">- </text:span><text:span text:style-name="T2">RefMerge: </text:span><text:span text:style-name="T3">does not support 4 refactorings involved in conflicts.</text:span></text:p>
            <text:p><text:span text:style-name="T3">- </text:span><text:span text:style-name="T2">RefMerge: </text:span><text:span text:style-name="T3">Moves the method to the wrong location within the class, resulting in an ordering conflict.</text:span></text:p>
            <text:p><text:span text:style-name="T3">- </text:span><text:span text:style-name="T2">RefMerge: </text:span><text:span text:style-name="T3">Has another side effect from performing refactorings. IntelliJ renames the variable associated</text:span></text:p>
            <text:p><text:span text:style-name="T3">With a class that is renamed, resulting in a merge conflict that can be avoided by not renaming the variable.</text:span></text:p>
            <text:p><text:span text:style-name="T3">I am considering this as an optimizaiton conflict. </text:span></text:p>
            <text:p><text:span text:style-name="T3">- </text:span><text:span text:style-name="T2">IntelliMerge: </text:span><text:span text:style-name="T3">Reports 11 matching conflicts. 1 of them differs from the usual pattern, resulting in a </text:span></text:p>
            <text:p><text:span text:style-name="T3">More complicated false positive at the statement level. </text:span></text:p>
            <text:p><text:span text:style-name="T3">- </text:span><text:span text:style-name="T2">IntelliMerge: </text:span><text:span text:style-name="T3">Fails to detect an extract method refactoring which results in the same conflict as Git.</text:span></text:p>
            <text:p><text:span text:style-name="T3">- </text:span><text:span text:style-name="T2">IntelliMerge: </text:span><text:span text:style-name="T3">Performs a move method refactoring on a method that is not refactored. This results in </text:span></text:p>
            <text:p><text:span text:style-name="T3">A false positive as well as syntax errors since the imports do not exist anymore. </text:span></text:p>
            <text:p><text:span text:style-name="T3">- </text:span><text:span text:style-name="T2">IntelliMerge: </text:span><text:span text:style-name="T3">Performs an extract method and 4 move method refactorings on code the devs did not </text:span></text:p>
            <text:p><text:span text:style-name="T3">Refactor. This results in 5 false negatives as well as some syntax errors as it removes imports still being</text:span></text:p>
            <text:p><text:span text:style-name="T3">Used by other methods.</text:span></text:p>
          </table:table-cell>
          <table:table-cell table:number-columns-repeated="994"/>
        </table:table-row>
        <table:table-row table:style-name="ro23">
          <table:table-cell office:value-type="string" calcext:value-type="string">
            <text:p>iFixitAndroid</text:p>
          </table:table-cell>
          <table:table-cell office:value-type="string" calcext:value-type="string">
            <text:p>a056a077b8c99881ab4c</text:p>
          </table:table-cell>
          <table:table-cell office:value-type="string" calcext:value-type="string">
            <text:p>10ae15162d84ec4c98c</text:p>
          </table:table-cell>
          <table:table-cell office:value-type="string" calcext:value-type="string">
            <text:p>b2735b65f13fd4b16562</text:p>
          </table:table-cell>
          <table:table-cell office:value-type="string" calcext:value-type="string">
            <text:p>b2ca743443fb08cba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IntelliMerge reports less conflicts than RefMerge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factoring Conflict (x2)</text:p>
            <text:p>Missing Conflicting Region (x1)</text:p>
          </table:table-cell>
          <table:table-cell office:value-type="string" calcext:value-type="string">
            <text:p>- 1 Extract Method</text:p>
            <text:p>- 1 Inline Method</text:p>
            <text:p>- 1 Fails to report extracted method</text:p>
            <text:p>In conflict region</text:p>
          </table:table-cell>
          <table:table-cell office:value-type="string" calcext:value-type="string">
            <text:p>Formatting Conflict (x15)</text:p>
            <text:p>Ordering Conflict (x3)</text:p>
          </table:table-cell>
          <table:table-cell office:value-type="string" calcext:value-type="string">
            <text:p>- Inverting refactorings causes 15</text:p>
            <text:p>Formatting conflicts at import +</text:p>
            <text:p>Comment levels.</text:p>
            <text:p>- Inverting refactorings causes 3 </text:p>
            <text:p>Ordering conflicts</text:p>
          </table:table-cell>
          <table:table-cell office:value-type="string" calcext:value-type="string">
            <text:p>Undetected Refactoring (x1)</text:p>
            <text:p>Matching Conflict FN (x1)</text:p>
            <text:p>Missing Conflicting Region (x1)</text:p>
          </table:table-cell>
          <table:table-cell office:value-type="string" calcext:value-type="string">
            <text:p>- Does not detect an inline method</text:p>
            <text:p>Refactoring and fails to resolve the</text:p>
            <text:p>Associated conflict.</text:p>
            <text:p>- Matches 2 statements that are </text:p>
            <text:p>Conflicting. Might be ref related?</text:p>
          </table:table-cell>
          <table:table-cell office:value-type="string" calcext:value-type="string">
            <text:p>- <text:span text:style-name="T2">RefMerge: </text:span><text:span text:style-name="T3">reports 15 formatting conflicts caused by inverting + replaying refactorings. the formatting </text:span></text:p>
            <text:p><text:span text:style-name="T3">Conflicts are no more than 4 lines in size and generally white space vs new line. </text:span></text:p>
            <text:p><text:span text:style-name="T3">- </text:span><text:span text:style-name="T2">RefMerge: </text:span><text:span text:style-name="T3">reports 3 ordering conflicts caused by inverting refactorings. They are at the statement level</text:span></text:p>
            <text:p><text:span text:style-name="T3">And at most 3 lines. </text:span></text:p>
            <text:p><text:span text:style-name="T3">- </text:span><text:span text:style-name="T2">RefMerge: </text:span><text:span text:style-name="T3">inlines and extracts refactorings to resolve 2 conflicts entirely. </text:span></text:p>
            <text:p><text:span text:style-name="T3">- </text:span><text:span text:style-name="T2">RefMerge: </text:span><text:span text:style-name="T3">Reports a conflict 2x size that of IntelliMerge and Git because of inverting an extract method.</text:span></text:p>
            <text:p><text:span text:style-name="T3">The changes in the extracted method should be marked as conflicting and this shows it side by side </text:span></text:p>
            <text:p><text:span text:style-name="T3">Instead of including the extracted method declaration.</text:span></text:p>
            <text:p><text:span text:style-name="T3">- </text:span><text:span text:style-name="T2">IntelliMerge: </text:span><text:span text:style-name="T3">does not detect an inline method.</text:span></text:p>
            <text:p><text:span text:style-name="T3">- </text:span><text:span text:style-name="T2">IntelliMerge: </text:span><text:span text:style-name="T3">reports a false negative because it matches 2 statements which are conflicting. </text:span></text:p>
            <text:p><text:span text:style-name="T3">- </text:span><text:span text:style-name="T2">IntelliMerge: </text:span><text:span text:style-name="T3">fails to report the extracted method changes, only reporting the invocation which means </text:span></text:p>
            <text:p><text:span text:style-name="T3">The developer needs to find the method and the changes are not side by side.</text:span>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iFixitAndroid</text:p>
          </table:table-cell>
          <table:table-cell office:value-type="string" calcext:value-type="string">
            <text:p>360ef2ac313f5d5d2e</text:p>
          </table:table-cell>
          <table:table-cell office:value-type="string" calcext:value-type="string">
            <text:p>e9e3f2083e72914f</text:p>
          </table:table-cell>
          <table:table-cell office:value-type="string" calcext:value-type="string">
            <text:p>a1770c3bae01bf5de7b0</text:p>
          </table:table-cell>
          <table:table-cell office:value-type="string" calcext:value-type="string">
            <text:p>d58cc6560863048e17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efMerge reports less conflicting lines than and IntelliMerg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efactoring Conflict (x1)</text:p>
            <text:p>Ordering Conflict (x1)</text:p>
          </table:table-cell>
          <table:table-cell office:value-type="string" calcext:value-type="string">
            <text:p>- 1 Add Parameter + Rename Method</text:p>
            <text:p>Conflict</text:p>
          </table:table-cell>
          <table:table-cell office:value-type="string" calcext:value-type="string">
            <text:p>Unsupported Refactoring (x1)</text:p>
            <text:p>Ordering Conflict (x1)</text:p>
          </table:table-cell>
          <table:table-cell office:value-type="string" calcext:value-type="string">
            <text:p>- Conflict with rename variable +</text:p>
            <text:p>Add parameter</text:p>
          </table:table-cell>
          <table:table-cell office:value-type="string" calcext:value-type="string">
            <text:p>Undetected Refactoring (x1)</text:p>
            <text:p>Ordering Conflict (x1)</text:p>
            <text:p>Matching Conflict (x2)</text:p>
          </table:table-cell>
          <table:table-cell office:value-type="string" calcext:value-type="string">
            <text:p>- Fails to handle rename variable +</text:p>
            <text:p>Add parameter</text:p>
            <text:p>- 2 matching conflicts at comment level</text:p>
          </table:table-cell>
          <table:table-cell office:value-type="string" calcext:value-type="string">
            <text:p>- <text:span text:style-name="T2">RefMerge: </text:span><text:span text:style-name="T3">reports 1 conflict with 2 unsupported refactorings involved.</text:span></text:p>
            <text:p><text:span text:style-name="T3">- </text:span><text:span text:style-name="T2">IntelliMerge: </text:span><text:span text:style-name="T3">Fails to detect the rename var + add parameter refactorings within the conflict</text:span></text:p>
            <text:p><text:span text:style-name="T3">- </text:span><text:span text:style-name="T2">IntelliMerge: </text:span><text:span text:style-name="T3">Reports 2 matching conflicts at comment level</text:span></text:p>
          </table:table-cell>
          <table:table-cell table:number-columns-repeated="994"/>
        </table:table-row>
        <table:table-row table:style-name="ro24">
          <table:table-cell office:value-type="string" calcext:value-type="string">
            <text:p>Jackson-core</text:p>
          </table:table-cell>
          <table:table-cell office:value-type="string" calcext:value-type="string">
            <text:p>94afdbd5c2f6be280</text:p>
          </table:table-cell>
          <table:table-cell office:value-type="string" calcext:value-type="string">
            <text:p>21769819d4250f588</text:p>
          </table:table-cell>
          <table:table-cell office:value-type="string" calcext:value-type="string">
            <text:p>2f995a3355dc20f4919</text:p>
          </table:table-cell>
          <table:table-cell office:value-type="string" calcext:value-type="string">
            <text:p>21769819d4250f5882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fMerge reports less conflicting lines than and IntelliMerg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factoring Conflict (x1)</text:p>
            <text:p/>
          </table:table-cell>
          <table:table-cell office:value-type="string" calcext:value-type="string">
            <text:p>- 1 Extract Method refactoring </text:p>
            <text:p>Conflict + True positive</text:p>
          </table:table-cell>
          <table:table-cell/>
          <table:table-cell office:value-type="string" calcext:value-type="string">
            <text:p>- Inverts extract method, simplifying</text:p>
            <text:p>The conflict</text:p>
          </table:table-cell>
          <table:table-cell office:value-type="string" calcext:value-type="string">
            <text:p>Undetected Refactoring (x1)</text:p>
            <text:p>Matching Error (x82)</text:p>
            <text:p>Syntax Error (x1)</text:p>
          </table:table-cell>
          <table:table-cell office:value-type="string" calcext:value-type="string">
            <text:p>- Fails to handle extract method </text:p>
            <text:p>Conflict</text:p>
            <text:p>- reports 81 annotation/comment-</text:p>
            <text:p>Related conflicts. </text:p>
            <text:p>- reports 1 statement matching </text:p>
            <text:p>Conflict</text:p>
          </table:table-cell>
          <table:table-cell office:value-type="string" calcext:value-type="string">
            <text:p>- <text:span text:style-name="T2">RefMerge: </text:span><text:span text:style-name="T3">Inverts 2 extract method refactorings in the same conflicting region reported by Git and</text:span></text:p>
            <text:p><text:span text:style-name="T3">IntelliMerge, simplifying the conflict to only the true positive.</text:span></text:p>
            <text:p><text:span text:style-name="T3">- </text:span><text:span text:style-name="T2">IntelliMerge: </text:span><text:span text:style-name="T3">Fails to handle the extract method refactorings, resulting in the same merge as Git.</text:span></text:p>
            <text:p><text:span text:style-name="T3">- </text:span><text:span text:style-name="T2">IntelliMerge: </text:span><text:span text:style-name="T3">Reports 81 matching errors that are comment/annotation-related</text:span></text:p>
            <text:p><text:span text:style-name="T3">- </text:span><text:span text:style-name="T2">IntelliMerge: </text:span><text:span text:style-name="T3">Reports 1 statement level matching conflict and some syntax errors caused by matching.</text:span></text:p>
          </table:table-cell>
          <table:table-cell table:number-columns-repeated="994"/>
        </table:table-row>
        <table:table-row table:style-name="ro25">
          <table:table-cell office:value-type="string" calcext:value-type="string">
            <text:p>Jackson-core</text:p>
          </table:table-cell>
          <table:table-cell office:value-type="string" calcext:value-type="string">
            <text:p>c8308ad216af7419a</text:p>
          </table:table-cell>
          <table:table-cell office:value-type="string" calcext:value-type="string">
            <text:p>e9d0978892a5ffbd6d7</text:p>
          </table:table-cell>
          <table:table-cell office:value-type="string" calcext:value-type="string">
            <text:p>df4f4cb4cf3e2f7a30</text:p>
          </table:table-cell>
          <table:table-cell office:value-type="string" calcext:value-type="string">
            <text:p>77effb50cda826eec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IntelliMerge reports less conflicting lines than RefMerge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factoring Conflict (x2)</text:p>
            <text:p>Ordering Conflict (x4)</text:p>
          </table:table-cell>
          <table:table-cell office:value-type="string" calcext:value-type="string">
            <text:p>- 2 refactoring conflicts with</text:p>
            <text:p>Remove attribute annotations</text:p>
          </table:table-cell>
          <table:table-cell office:value-type="string" calcext:value-type="string">
            <text:p>Unsupported Refactoring (x2)</text:p>
            <text:p>Ordering Conflict (x4)</text:p>
          </table:table-cell>
          <table:table-cell office:value-type="string" calcext:value-type="string">
            <text:p>- 2 refactoring conflicts with </text:p>
            <text:p>Remove attribute annotations</text:p>
          </table:table-cell>
          <table:table-cell office:value-type="string" calcext:value-type="string">
            <text:p>Matching Conflict (x59)</text:p>
            <text:p>Performs Wrong Refactoring FN (x2)</text:p>
          </table:table-cell>
          <table:table-cell office:value-type="string" calcext:value-type="string">
            <text:p>- 59 matching conflicts at the annotation</text:p>
            <text:p>Or comment level</text:p>
            <text:p>- Deletes 2 methods, I think this happens</text:p>
            <text:p>Because it treats them as refactorings</text:p>
          </table:table-cell>
          <table:table-cell office:value-type="string" calcext:value-type="string">
            <text:p>- <text:span text:style-name="T2">RefMerge: </text:span><text:span text:style-name="T3">Fails to resolve 2 refactoring conflicts because they are not supported refactoring types</text:span></text:p>
            <text:p><text:span text:style-name="T3">- </text:span><text:span text:style-name="T2">IntelliMerge: </text:span><text:span text:style-name="T3">Reports 59 comment/annotation-related matching conflicts</text:span></text:p>
            <text:p><text:span text:style-name="T3">- </text:span><text:span text:style-name="T2">IntelliMerge: </text:span><text:span text:style-name="T3">Performs 2 refactorings because of similarity threshold, resulting in an unexpected merge</text:span></text:p>
          </table:table-cell>
          <table:table-cell table:number-columns-repeated="994"/>
        </table:table-row>
        <table:table-row table:style-name="ro26">
          <table:table-cell office:value-type="string" calcext:value-type="string">
            <text:p>Jackson-core</text:p>
          </table:table-cell>
          <table:table-cell office:value-type="string" calcext:value-type="string">
            <text:p>817961ec880c10f429</text:p>
          </table:table-cell>
          <table:table-cell office:value-type="string" calcext:value-type="string">
            <text:p>768e458dcffaa6a56ec9</text:p>
          </table:table-cell>
          <table:table-cell office:value-type="string" calcext:value-type="string">
            <text:p>c51f5708e955e937bdde</text:p>
          </table:table-cell>
          <table:table-cell office:value-type="string" calcext:value-type="string">
            <text:p>257ec524f1cf1bd7eff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efMerge reports less conflicts than IntelliMerg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efactoring Conflict (x3)</text:p>
          </table:table-cell>
          <table:table-cell office:value-type="string" calcext:value-type="string">
            <text:p>- 1 Change Variable Type involved</text:p>
            <text:p>Conflict</text:p>
            <text:p>- 2 Move+Rename Class involved</text:p>
            <text:p>Conflicts</text:p>
          </table:table-cell>
          <table:table-cell office:value-type="string" calcext:value-type="string">
            <text:p>Unsupported Refactoring Conflict (x1)</text:p>
          </table:table-cell>
          <table:table-cell office:value-type="string" calcext:value-type="string">
            <text:p>- Resolves 2 Move+Rename Class</text:p>
            <text:p>Refactorings</text:p>
            <text:p>- Does not support Change Variable</text:p>
            <text:p>Type refactoring</text:p>
          </table:table-cell>
          <table:table-cell office:value-type="string" calcext:value-type="string">
            <text:p>Undetected Refactoring (x3)</text:p>
            <text:p>Matching Conflict (x59)</text:p>
            <text:p>Split Conflict (x2)</text:p>
          </table:table-cell>
          <table:table-cell office:value-type="string" calcext:value-type="string">
            <text:p>- Does not detect Move+Rename Class</text:p>
            <text:p>Refactorings or Change Variable Type</text:p>
            <text:p>Refactoring</text:p>
            <text:p>- Reports an addiitonal 59 annotatoin/</text:p>
            <text:p>Comment-related conflicts</text:p>
            <text:p>- Splits 2 true conflicts into smaller</text:p>
            <text:p>Conflicts, making them more </text:p>
            <text:p>Understandable</text:p>
          </table:table-cell>
          <table:table-cell office:value-type="string" calcext:value-type="string">
            <text:p>- RefMerge: <text:span text:style-name="T3">Successfully resolves 2 Move+Rename Class refactoring-related conflicts at the statement level.</text:span></text:p>
            <text:p><text:span text:style-name="T3">- </text:span><text:span text:style-name="T2">RefMerge: </text:span><text:span text:style-name="T3">Fails to handle change variable type refactoring as it does not support it.</text:span></text:p>
            <text:p><text:span text:style-name="T3">- </text:span><text:span text:style-name="T2">IntelliMerge: </text:span><text:span text:style-name="T3">Does not detect the move+rename class refactoring or the Change Variable Type refactoring.</text:span></text:p>
            <text:p><text:span text:style-name="T3">It has the potential to resolve all 3 if it detected them. </text:span></text:p>
            <text:p><text:span text:style-name="T3">- </text:span><text:span text:style-name="T2">IntelliMerge: </text:span><text:span text:style-name="T3">Reports 59 annotation/comment-related conflicts across 16 different files.</text:span></text:p>
            <text:p><text:span text:style-name="T3">- </text:span><text:span text:style-name="T2">IntelliMerge: </text:span><text:span text:style-name="T3">Splits 2 true positives into 4 smaller true positives, making it easier for the developer </text:span></text:p>
            <text:p><text:span text:style-name="T3">To understand the changes.</text:span></text:p>
          </table:table-cell>
          <table:table-cell table:number-columns-repeated="994"/>
        </table:table-row>
        <table:table-row table:style-name="ro27">
          <table:table-cell office:value-type="string" calcext:value-type="string">
            <text:p>MozeStumbler</text:p>
          </table:table-cell>
          <table:table-cell office:value-type="string" calcext:value-type="string">
            <text:p>2614f553fdf6ef7c</text:p>
          </table:table-cell>
          <table:table-cell office:value-type="string" calcext:value-type="string">
            <text:p>5415d47c1f8d254b</text:p>
          </table:table-cell>
          <table:table-cell office:value-type="string" calcext:value-type="string">
            <text:p>ee62711c28d95e4cd02</text:p>
          </table:table-cell>
          <table:table-cell office:value-type="string" calcext:value-type="string">
            <text:p>602943450cce0b241a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efMerge reports less conflicts than IntelliMerg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factoring Conflict (x6)</text:p>
          </table:table-cell>
          <table:table-cell office:value-type="string" calcext:value-type="string">
            <text:p>- 1 Move Class Conflict</text:p>
            <text:p>- 1 Extract Interface Conflict</text:p>
            <text:p>- 1 Change Var Type Conflict</text:p>
            <text:p>- 1 Inline Method Conflict</text:p>
            <text:p>- 2 Remove Throw Conflict</text:p>
          </table:table-cell>
          <table:table-cell office:value-type="string" calcext:value-type="string">
            <text:p>Unsupported Refactoring Conflict (x4)</text:p>
          </table:table-cell>
          <table:table-cell office:value-type="string" calcext:value-type="string">
            <text:p>- Resolves Move Class and Inline Method</text:p>
            <text:p>Conflicts. </text:p>
            <text:p>- Does not support Extract Interface</text:p>
            <text:p>- Does not support Change Var Type</text:p>
            <text:p>- Does not support Remove Throw</text:p>
          </table:table-cell>
          <table:table-cell office:value-type="string" calcext:value-type="string">
            <text:p>Matching Conflict (x8)</text:p>
            <text:p>Undetected Refactoring (x1)</text:p>
          </table:table-cell>
          <table:table-cell office:value-type="string" calcext:value-type="string">
            <text:p>- Fails to detect Move Class Refactoring</text:p>
            <text:p>And handle it</text:p>
            <text:p>- Handles Inline Method, Extract Interface,</text:p>
            <text:p>And Remove Throw (by construct I think)</text:p>
            <text:p>- 5 annotation-related conflicts</text:p>
            <text:p>- 3 comment-related conflicts</text:p>
          </table:table-cell>
          <table:table-cell office:value-type="string" calcext:value-type="string">
            <text:p>- RefMerge: <text:span text:style-name="T3">Resolves the conflicts it supports, both inline method and Move Class.</text:span></text:p>
            <text:p><text:span text:style-name="T3">- </text:span><text:span text:style-name="T2">RefMerge: </text:span><text:span text:style-name="T3">Fails to resolve the for unsupported refactoring involved conflicts. </text:span></text:p>
            <text:p><text:span text:style-name="T3">- </text:span><text:span text:style-name="T2">IntelliMerge: </text:span><text:span text:style-name="T3">Resolves most of the refactoring conflicts, although the remove throw ones might be by</text:span></text:p>
            <text:p><text:span text:style-name="T3">The graph-based nature rather than supporting the refactorings (I don’t think it supports those either). </text:span></text:p>
            <text:p><text:span text:style-name="T3">- </text:span><text:span text:style-name="T2">IntelliMerge: </text:span><text:span text:style-name="T3">Misses 1 move class refactoring conflict.</text:span></text:p>
            <text:p><text:span text:style-name="T3">- </text:span><text:span text:style-name="T2">IntelliMerge: </text:span><text:span text:style-name="T3">Reports 8 matching conflicts in 1 file</text:span></text:p>
          </table:table-cell>
          <table:table-cell table:number-columns-repeated="994"/>
        </table:table-row>
        <table:table-row table:style-name="ro28">
          <table:table-cell office:value-type="string" calcext:value-type="string">
            <text:p>MozeStumbler</text:p>
          </table:table-cell>
          <table:table-cell office:value-type="string" calcext:value-type="string">
            <text:p>028a37cb7e0aee43</text:p>
          </table:table-cell>
          <table:table-cell office:value-type="string" calcext:value-type="string">
            <text:p>a92345289c35c62c</text:p>
          </table:table-cell>
          <table:table-cell office:value-type="string" calcext:value-type="string">
            <text:p>f20106c8c06cb7af0</text:p>
          </table:table-cell>
          <table:table-cell office:value-type="string" calcext:value-type="string">
            <text:p>3103382ea6f512fd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both tools increase number of conflict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factoring Conflict (x2) </text:p>
          </table:table-cell>
          <table:table-cell office:value-type="string" calcext:value-type="string">
            <text:p>- Rename Method + Add Param</text:p>
            <text:p>- Rename Method</text:p>
          </table:table-cell>
          <table:table-cell office:value-type="string" calcext:value-type="string">
            <text:p>Refactoring-related Ordering (x1)</text:p>
            <text:p>Unsupported Refactoring Conflict (x1)</text:p>
          </table:table-cell>
          <table:table-cell office:value-type="string" calcext:value-type="string">
            <text:p>- Moves a method to the wrong </text:p>
            <text:p>Location in a class</text:p>
            <text:p>- Does not support Add parameter</text:p>
          </table:table-cell>
          <table:table-cell office:value-type="string" calcext:value-type="string">
            <text:p>Matching Conflict (x3)</text:p>
            <text:p>Misses added invocation (x1)</text:p>
          </table:table-cell>
          <table:table-cell office:value-type="string" calcext:value-type="string">
            <text:p>- 1 comment-related conflict</text:p>
            <text:p>- 2 matching/merging conflicts </text:p>
            <text:p>- 1 missed method invocation for rename</text:p>
            <text:p>Method</text:p>
          </table:table-cell>
          <table:table-cell office:value-type="string" calcext:value-type="string">
            <text:p>- <text:span text:style-name="T2">RefMerge: </text:span><text:span text:style-name="T3">Causes 1 move method ordering conflict</text:span></text:p>
            <text:p><text:span text:style-name="T3">- </text:span><text:span text:style-name="T2">RefMerge: </text:span><text:span text:style-name="T3">1 conflict caused by rename method + add parameter, does not support add parameter</text:span></text:p>
            <text:p><text:span text:style-name="T3">- </text:span><text:span text:style-name="T2">RefMerge: </text:span><text:span text:style-name="T3">Resolves rename method refactoring conflict </text:span></text:p>
            <text:p><text:span text:style-name="T3">- </text:span><text:span text:style-name="T2">IntelliMerge: </text:span><text:span text:style-name="T3">reports 2 conflicts that might be a problem with matching or merging. I’m calling them </text:span></text:p>
            <text:p><text:span text:style-name="T3">Matching conflicts because I think the error happens in the matching algorithm, matching several </text:span></text:p>
            <text:p><text:span text:style-name="T3">Statements as conflicting statements. These are a lot harder to resolve than the other matching conflicts</text:span></text:p>
            <text:p><text:span text:style-name="T3">- </text:span><text:span text:style-name="T2">IntelliMerge: </text:span><text:span text:style-name="T3">reports 1 other comment-related conflict.</text:span></text:p>
            <text:p><text:span text:style-name="T3">- </text:span><text:span text:style-name="T2">IntelliMerge: </text:span><text:span text:style-name="T3">Successfully handles rename method that RefMerge handles. However, the other branch</text:span></text:p>
            <text:p><text:span text:style-name="T3">Added an additional invocation and IntelliMerge did not update the new invocation.</text:span></text:p>
            <text:p/>
          </table:table-cell>
          <table:table-cell table:number-columns-repeated="994"/>
        </table:table-row>
        <table:table-row table:style-name="ro29">
          <table:table-cell office:value-type="string" calcext:value-type="string">
            <text:p>MozeStumbler</text:p>
          </table:table-cell>
          <table:table-cell office:value-type="string" calcext:value-type="string">
            <text:p>1628ff8e30931af</text:p>
          </table:table-cell>
          <table:table-cell office:value-type="string" calcext:value-type="string">
            <text:p>39cbb771d5151e91b</text:p>
          </table:table-cell>
          <table:table-cell office:value-type="string" calcext:value-type="string">
            <text:p>c4fcf524affd130ed00</text:p>
          </table:table-cell>
          <table:table-cell office:value-type="string" calcext:value-type="string">
            <text:p>941b4085fa165c66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efMerge reports less conflicting files than IntelliMerg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factoring Conflict (x2)</text:p>
            <text:p>Ordering Conflict (x1)</text:p>
          </table:table-cell>
          <table:table-cell office:value-type="string" calcext:value-type="string">
            <text:p>- 2 inline method related conflicts</text:p>
            <text:p/>
          </table:table-cell>
          <table:table-cell office:value-type="string" calcext:value-type="string">
            <text:p>Refactoring-relatd Ordering (x1) </text:p>
            <text:p>Ordering Conflict (x1)</text:p>
          </table:table-cell>
          <table:table-cell office:value-type="string" calcext:value-type="string">
            <text:p>- Extracted inlined method but </text:p>
            <text:p>Extracts it to a different place in the</text:p>
            <text:p>Class, causing the entire class to </text:p>
            <text:p>Be part of an ordering conflict</text:p>
          </table:table-cell>
          <table:table-cell office:value-type="string" calcext:value-type="string">
            <text:p>Matching Conflict (x2)</text:p>
          </table:table-cell>
          <table:table-cell/>
          <table:table-cell office:value-type="string" calcext:value-type="string">
            <text:p>- <text:span text:style-name="T2">RefMerge: </text:span><text:span text:style-name="T3">Extracts an inlined method to the wrong location within the class which leads to the entire class</text:span></text:p>
            <text:p><text:span text:style-name="T3">Being part of an ordering conflict. It seems to do well aside from that.</text:span></text:p>
            <text:p><text:span text:style-name="T3">- </text:span><text:span text:style-name="T2">IntelliMerge: </text:span><text:span text:style-name="T3">Resolves the ordering conflict</text:span></text:p>
            <text:p><text:span text:style-name="T3">- </text:span><text:span text:style-name="T2">IntelliMerge: </text:span><text:span text:style-name="T3">Handles the inline method refactoring conflict</text:span></text:p>
          </table:table-cell>
          <table:table-cell table:number-columns-repeated="994"/>
        </table:table-row>
        <table:table-row table:style-name="ro30">
          <table:table-cell office:value-type="string" calcext:value-type="string">
            <text:p>MinecraftForge</text:p>
          </table:table-cell>
          <table:table-cell office:value-type="string" calcext:value-type="string">
            <text:p>f5781488d9da0d0</text:p>
          </table:table-cell>
          <table:table-cell office:value-type="string" calcext:value-type="string">
            <text:p>3177d55579ae20f142c8</text:p>
          </table:table-cell>
          <table:table-cell office:value-type="string" calcext:value-type="string">
            <text:p>23cdcb96a93f229949e5</text:p>
          </table:table-cell>
          <table:table-cell office:value-type="string" calcext:value-type="string">
            <text:p>ba80ead00560cba6df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RefMerge reports less conflicting files than IntelliMerge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tting Conflict (x1)</text:p>
            <text:p>Refactoring Conflict (x6)</text:p>
          </table:table-cell>
          <table:table-cell/>
          <table:table-cell office:value-type="string" calcext:value-type="string">
            <text:p>Formatting Conflict (x1)</text:p>
            <text:p>Unsupported Refactoring Conflict (x4)</text:p>
          </table:table-cell>
          <table:table-cell office:value-type="string" calcext:value-type="string">
            <text:p>- Does not support Change Param </text:p>
            <text:p>Type</text:p>
          </table:table-cell>
          <table:table-cell office:value-type="string" calcext:value-type="string">
            <text:p>Matching Conflict (x85)</text:p>
            <text:p>Undetected Refactoring (x13)</text:p>
            <text:p>Formatting Conflict (x1)</text:p>
            <text:p>Similarity Threshold (x1)</text:p>
          </table:table-cell>
          <table:table-cell office:value-type="string" calcext:value-type="string">
            <text:p>- Splits some conflict blocks into several</text:p>
            <text:p>Smaller ones, which is why there are so</text:p>
            <text:p>Many more undetected refactorings</text:p>
          </table:table-cell>
          <table:table-cell office:value-type="string" calcext:value-type="string">
            <text:p>- RefMerge: <text:span text:style-name="T3">Resolves 2 extract method refactoring-related conflicts. </text:span></text:p>
            <text:p><text:span text:style-name="T3">- </text:span><text:span text:style-name="T2">RefMerge: </text:span><text:span text:style-name="T3">Does not support Change Parameter Type refactorings, which account for 4 ref conflicts</text:span></text:p>
            <text:p><text:span text:style-name="T3">- </text:span><text:span text:style-name="T2">IntelliMerge: </text:span><text:span text:style-name="T3">Reports 85 matching conflicts at comment/annotation level</text:span></text:p>
            <text:p><text:span text:style-name="T3">- </text:span><text:span text:style-name="T2">IntelliMerge: </text:span><text:span text:style-name="T3">Reports 1 false negative, treating a conflict as a series of refactorings and matching.</text:span></text:p>
          </table:table-cell>
          <table:table-cell table:number-columns-repeated="994"/>
        </table:table-row>
        <table:table-row table:style-name="ro31">
          <table:table-cell office:value-type="string" calcext:value-type="string">
            <text:p>MinecraftForge</text:p>
          </table:table-cell>
          <table:table-cell office:value-type="string" calcext:value-type="string">
            <text:p>c374ba546393739e</text:p>
          </table:table-cell>
          <table:table-cell office:value-type="string" calcext:value-type="string">
            <text:p>ab39b7e4e00c007b8</text:p>
          </table:table-cell>
          <table:table-cell office:value-type="string" calcext:value-type="string">
            <text:p>c9670d3c1dd97107ad</text:p>
          </table:table-cell>
          <table:table-cell office:value-type="string" calcext:value-type="string">
            <text:p>0e91787efbeed773b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IntelliMerge reports less conflicting files than and RefMerge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dering Conflict (x11)</text:p>
            <text:p>Refactoring Conflict (x4)</text:p>
          </table:table-cell>
          <table:table-cell/>
          <table:table-cell office:value-type="string" calcext:value-type="string">
            <text:p>Ordering Conflict (x11)</text:p>
            <text:p>Unsupported Refactoring Conflict (x4)</text:p>
          </table:table-cell>
          <table:table-cell/>
          <table:table-cell office:value-type="string" calcext:value-type="string">
            <text:p>Ordering Conflict (x2)</text:p>
            <text:p>Matching Conflict (x14)</text:p>
            <text:p>Deletes file with conflict block </text:p>
            <text:p>Reported by other tool (x4)</text:p>
          </table:table-cell>
          <table:table-cell table:number-columns-repeated="996"/>
        </table:table-row>
        <table:table-row table:style-name="ro24">
          <table:table-cell table:style-name="ce11" office:value-type="string" calcext:value-type="string">
            <text:p>MinecraftForge</text:p>
          </table:table-cell>
          <table:table-cell office:value-type="string" calcext:value-type="string">
            <text:p>038fa17ad33aeba2</text:p>
          </table:table-cell>
          <table:table-cell office:value-type="string" calcext:value-type="string">
            <text:p>58a4095f56930cb27</text:p>
          </table:table-cell>
          <table:table-cell office:value-type="string" calcext:value-type="string">
            <text:p>6fd3c12a4a15a5cf38c421</text:p>
          </table:table-cell>
          <table:table-cell office:value-type="string" calcext:value-type="string">
            <text:p>40270c881a27bc31277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RefMerge reports less conflicts than IntelliMerge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factoring Conflict (x5)</text:p>
          </table:table-cell>
          <table:table-cell office:value-type="string" calcext:value-type="string">
            <text:p>- Rename Method + Add Parameter</text:p>
            <text:p>- Move Method x2</text:p>
            <text:p>- Rename Method x2</text:p>
          </table:table-cell>
          <table:table-cell office:value-type="string" calcext:value-type="string">
            <text:p>Unsupported Refactoring (x1)</text:p>
            <text:p/>
          </table:table-cell>
          <table:table-cell office:value-type="string" calcext:value-type="string">
            <text:p>- Handles both move and rename </text:p>
            <text:p>Method refactorings</text:p>
            <text:p>- Does not support Add Parameter</text:p>
            <text:p>(Cannot handle Rename method</text:p>
            <text:p>Because of add parameter chain)</text:p>
          </table:table-cell>
          <table:table-cell office:value-type="string" calcext:value-type="string">
            <text:p>Matching (x16)</text:p>
            <text:p>Undetected Refactoring (x3)</text:p>
            <text:p>Matching FN (x2)</text:p>
          </table:table-cell>
          <table:table-cell office:value-type="string" calcext:value-type="string">
            <text:p>- Does not detect Add Parameter</text:p>
            <text:p>- Does not detect Move Method x2</text:p>
          </table:table-cell>
          <table:table-cell office:value-type="string" calcext:value-type="string">
            <text:p>- RefMerge: <text:span text:style-name="T3">Resolves 4 of the 5 refactoring conflicts and fails to resolve the 5th because it does not</text:span></text:p>
            <text:p><text:span text:style-name="T3">Support add parameter refactoring.</text:span></text:p>
            <text:p><text:span text:style-name="T3">- </text:span><text:span text:style-name="T2">IntelliMerge: </text:span><text:span text:style-name="T3">Reports 23 matching conflicts at annotation/comment level</text:span></text:p>
            <text:p><text:span text:style-name="T3">- </text:span><text:span text:style-name="T2">IntelliMerge: </text:span><text:span text:style-name="T3">Fails to detect 3 refactorings involved in conflicts</text:span></text:p>
            <text:p><text:span text:style-name="T3">- </text:span><text:span text:style-name="T2">IntelliMerge: </text:span><text:span text:style-name="T3">results in 2 method bodies that are incorrect, this seems to be a problem with matching</text:span></text:p>
          </table:table-cell>
          <table:table-cell table:number-columns-repeated="994"/>
        </table:table-row>
        <table:table-row table:style-name="ro32">
          <table:table-cell office:value-type="string" calcext:value-type="string">
            <text:p>druid</text:p>
          </table:table-cell>
          <table:table-cell office:value-type="string" calcext:value-type="string">
            <text:p>e9c064413a4c03ac1</text:p>
          </table:table-cell>
          <table:table-cell office:value-type="string" calcext:value-type="string">
            <text:p>2ba8ec08d14cab055ee0</text:p>
          </table:table-cell>
          <table:table-cell office:value-type="string" calcext:value-type="string">
            <text:p>204d94d6f417ebf27b0</text:p>
          </table:table-cell>
          <table:table-cell office:value-type="string" calcext:value-type="string">
            <text:p>2254bcfeb5920a1ea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fMerge resolves the merge scenario while IntelliMerge does n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efactoring Conflict (x1)</text:p>
          </table:table-cell>
          <table:table-cell office:value-type="string" calcext:value-type="string">
            <text:p>- Rename Method Conflict</text:p>
          </table:table-cell>
          <table:table-cell/>
          <table:table-cell office:value-type="string" calcext:value-type="string">
            <text:p>- Resolves the rename method </text:p>
            <text:p>Conflict</text:p>
          </table:table-cell>
          <table:table-cell office:value-type="string" calcext:value-type="string">
            <text:p>Matching Conflict (x1) </text:p>
          </table:table-cell>
          <table:table-cell office:value-type="string" calcext:value-type="string">
            <text:p>- Resolves the rename method conflict </text:p>
            <text:p>But reports a comment-related conflict</text:p>
          </table:table-cell>
          <table:table-cell office:value-type="string" calcext:value-type="string">
            <text:p>- RefMerge: <text:span text:style-name="T3">Completely resolves the merge scenario without reporting any false negatives. </text:span></text:p>
            <text:p><text:span text:style-name="T3">- </text:span><text:span text:style-name="T2">IntelliMerge: </text:span><text:span text:style-name="T3">Resolves the refactoring conflict but reports a comment-related conflict. The comment</text:span></text:p>
            <text:p><text:span text:style-name="T3">-related conflict is pretty trivial to resolve especially compared to the refactoring conflict.</text:span></text:p>
          </table:table-cell>
          <table:table-cell table:number-columns-repeated="994"/>
        </table:table-row>
        <table:table-row table:style-name="ro33">
          <table:table-cell office:value-type="string" calcext:value-type="string">
            <text:p>druid</text:p>
          </table:table-cell>
          <table:table-cell office:value-type="string" calcext:value-type="string">
            <text:p>cad7e4320a21499</text:p>
          </table:table-cell>
          <table:table-cell office:value-type="string" calcext:value-type="string">
            <text:p>277c8dbd1b30646a7a7</text:p>
          </table:table-cell>
          <table:table-cell office:value-type="string" calcext:value-type="string">
            <text:p>12d28aac5b10f0a6b</text:p>
          </table:table-cell>
          <table:table-cell office:value-type="string" calcext:value-type="string">
            <text:p>a67026f478e03c9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oth tools decrease the number of conflict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factoring Conflict (x2)</text:p>
          </table:table-cell>
          <table:table-cell office:value-type="string" calcext:value-type="string">
            <text:p>- Extract Method Conflict</text:p>
            <text:p>- Several Parameterize Var</text:p>
            <text:p>Refactorings in conflict</text:p>
          </table:table-cell>
          <table:table-cell office:value-type="string" calcext:value-type="string">
            <text:p>Unsupported Refactoring Conflict (x1)</text:p>
          </table:table-cell>
          <table:table-cell office:value-type="string" calcext:value-type="string">
            <text:p>- Does not support parameterize</text:p>
            <text:p>Variable refactoring</text:p>
          </table:table-cell>
          <table:table-cell office:value-type="string" calcext:value-type="string">
            <text:p>Undetected Refactoring (x1) </text:p>
          </table:table-cell>
          <table:table-cell office:value-type="string" calcext:value-type="string">
            <text:p>- Does not detect extract method</text:p>
          </table:table-cell>
          <table:table-cell office:value-type="string" calcext:value-type="string">
            <text:p>- RefMerge: <text:span text:style-name="T3">Handles extract method but does not handle parameterize variable conflict which is not</text:span></text:p>
            <text:p><text:span text:style-name="T3">Currently supported.</text:span></text:p>
            <text:p><text:span text:style-name="T3">- </text:span><text:span text:style-name="T2">IntelliMerge: </text:span><text:span text:style-name="T3">Handles parameterize variable but does not detect the extract method refactoring</text:span>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druid</text:p>
          </table:table-cell>
          <table:table-cell office:value-type="string" calcext:value-type="string">
            <text:p>1806ab31107a6f860</text:p>
          </table:table-cell>
          <table:table-cell office:value-type="string" calcext:value-type="string">
            <text:p>277c8dbd1b30646a7a</text:p>
          </table:table-cell>
          <table:table-cell office:value-type="string" calcext:value-type="string">
            <text:p>12d28aac5b10f0a6b13c</text:p>
          </table:table-cell>
          <table:table-cell office:value-type="string" calcext:value-type="string">
            <text:p>a67026f478e03c9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th tools decrease the number of conflict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factoring Conflict (x2)</text:p>
          </table:table-cell>
          <table:table-cell office:value-type="string" calcext:value-type="string">
            <text:p>- Extract Method Conflict</text:p>
            <text:p>- Several Parameterize Var</text:p>
            <text:p>Refactorings in conflict</text:p>
          </table:table-cell>
          <table:table-cell office:value-type="string" calcext:value-type="string">
            <text:p>Unsupported Refactoring Conflict (x1)</text:p>
          </table:table-cell>
          <table:table-cell office:value-type="string" calcext:value-type="string">
            <text:p>- Does not support parameterize</text:p>
            <text:p>Variable refactoring</text:p>
          </table:table-cell>
          <table:table-cell office:value-type="string" calcext:value-type="string">
            <text:p>Undetected Refactoring (x1) </text:p>
          </table:table-cell>
          <table:table-cell office:value-type="string" calcext:value-type="string">
            <text:p>- Does not detect extract method</text:p>
          </table:table-cell>
          <table:table-cell office:value-type="string" calcext:value-type="string">
            <text:p>- RefMerge: <text:span text:style-name="T3">Handles extract method but does not handle parameterize variable conflict which is not</text:span></text:p>
            <text:p><text:span text:style-name="T3">Currently supported.</text:span></text:p>
            <text:p><text:span text:style-name="T3">- </text:span><text:span text:style-name="T2">IntelliMerge: </text:span><text:span text:style-name="T3">Handles parameterize variable but does not detect the extract method refactoring</text:span></text:p>
          </table:table-cell>
          <table:table-cell table:number-columns-repeated="994"/>
        </table:table-row>
        <table:table-row table:style-name="ro24">
          <table:table-cell table:style-name="ce11" office:value-type="string" calcext:value-type="string">
            <text:p>androidannotations</text:p>
          </table:table-cell>
          <table:table-cell office:value-type="string" calcext:value-type="string">
            <text:p>1c95d7e2e62ff5c33</text:p>
          </table:table-cell>
          <table:table-cell office:value-type="string" calcext:value-type="string">
            <text:p>0ca063891fb87da0873</text:p>
          </table:table-cell>
          <table:table-cell office:value-type="string" calcext:value-type="string">
            <text:p>96c82d369fa3e6ef6340</text:p>
          </table:table-cell>
          <table:table-cell office:value-type="string" calcext:value-type="string">
            <text:p>04995ad320cc4bca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ntelliMerge reports less conflicting lines than RefMerge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dering Conflict (x6) </text:p>
            <text:p>Refactoring Conflict (x3)</text:p>
          </table:table-cell>
          <table:table-cell office:value-type="string" calcext:value-type="string">
            <text:p>- 3 Add Param refactorings involved</text:p>
          </table:table-cell>
          <table:table-cell office:value-type="string" calcext:value-type="string">
            <text:p>Ordering Conflict (x6)</text:p>
            <text:p>Refactoring Conflict (x3)</text:p>
          </table:table-cell>
          <table:table-cell office:value-type="string" calcext:value-type="string">
            <text:p>- 3 add parameter refactorings</text:p>
            <text:p>+ change return type involved</text:p>
          </table:table-cell>
          <table:table-cell office:value-type="string" calcext:value-type="string">
            <text:p>Ordering Conflict (x1)</text:p>
            <text:p>Matching Conflict (x13)</text:p>
            <text:p>Misses refactoring conflict (x1)</text:p>
            <text:p>Performs Wrong refactoring (x1)</text:p>
          </table:table-cell>
          <table:table-cell office:value-type="string" calcext:value-type="string">
            <text:p>- Fails to add parameters and merges </text:p>
            <text:p>When it should either add parameters or</text:p>
            <text:p>Report a conflict (FP is better than FN)</text:p>
            <text:p>- Similarity score causes IntelliMerge </text:p>
            <text:p>To match non-refactoring as refactoring</text:p>
          </table:table-cell>
          <table:table-cell office:value-type="string" calcext:value-type="string">
            <text:p>- <text:span text:style-name="T2">RefMerge: </text:span><text:span text:style-name="T3">3 refactoring conflicts have add parameter and RefMerge does not support these</text:span></text:p>
            <text:p><text:span text:style-name="T3">- </text:span><text:span text:style-name="T2">IntelliMerge: </text:span><text:span text:style-name="T3">Matches a non-refactoring change as a series of refactorings which causes it to accept</text:span></text:p>
            <text:p><text:span text:style-name="T3">The changes from one side, when it should report a conflict</text:span></text:p>
            <text:p><text:span text:style-name="T3">- </text:span><text:span text:style-name="T2">IntelliMerge: </text:span><text:span text:style-name="T3">Performs a refactoring (change return type) but fails to perform Add parameter. This leads</text:span></text:p>
            <text:p><text:span text:style-name="T3">To it merging without reporting a conflict, while it should also add the parameters to the method signature.</text:span></text:p>
            <text:p><text:span text:style-name="T3">This results in an unexpected merge.</text:span></text:p>
          </table:table-cell>
          <table:table-cell table:number-columns-repeated="994"/>
        </table:table-row>
        <table:table-row table:style-name="ro34">
          <table:table-cell table:style-name="ce11" office:value-type="string" calcext:value-type="string">
            <text:p>androidannotations</text:p>
          </table:table-cell>
          <table:table-cell office:value-type="string" calcext:value-type="string">
            <text:p>f2af43618502c40fe</text:p>
          </table:table-cell>
          <table:table-cell office:value-type="string" calcext:value-type="string">
            <text:p>07468b234bf0144f</text:p>
          </table:table-cell>
          <table:table-cell office:value-type="string" calcext:value-type="string">
            <text:p>2aa295eed7c89b20d8</text:p>
          </table:table-cell>
          <table:table-cell office:value-type="string" calcext:value-type="string">
            <text:p>ab9642e0b688e89a8a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efMerge reports less conflicting lines than IntelliMerge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rdering Conflict (x3)</text:p>
            <text:p>Formatting Conflict (x4)</text:p>
            <text:p>Refactoring Conflict (x4)</text:p>
          </table:table-cell>
          <table:table-cell office:value-type="string" calcext:value-type="string">
            <text:p>- 2 Extract Superclass</text:p>
            <text:p>- 2 Move Method</text:p>
          </table:table-cell>
          <table:table-cell office:value-type="string" calcext:value-type="string">
            <text:p>Ordering Conflict (x5)</text:p>
            <text:p>Formatting Conflict (x4)</text:p>
            <text:p>Unsupported Refactoring Conflict (x2)</text:p>
          </table:table-cell>
          <table:table-cell office:value-type="string" calcext:value-type="string">
            <text:p>- 2 Extract Superclass</text:p>
            <text:p>- resolves 2 move method but </text:p>
            <text:p>Leaves ordering conflict with 1 method</text:p>
          </table:table-cell>
          <table:table-cell office:value-type="string" calcext:value-type="string">
            <text:p>Ordering Conflict (x2)</text:p>
            <text:p>Matching Conflict (x17)</text:p>
          </table:table-cell>
          <table:table-cell office:value-type="string" calcext:value-type="string">
            <text:p>- Resolves all refactoring conflicts</text:p>
          </table:table-cell>
          <table:table-cell office:value-type="string" calcext:value-type="string">
            <text:p>- <text:span text:style-name="T2">RefMerge: </text:span><text:span text:style-name="T3">resolves 2 refactoring conflicts but leaves an ordering conflict in the process</text:span></text:p>
            <text:p><text:span text:style-name="T3">- </text:span><text:span text:style-name="T2">RefMerge: </text:span><text:span text:style-name="T3">Does not support 2 extract superclass refactorings in conflicting regions</text:span></text:p>
            <text:p><text:span text:style-name="T3">- </text:span><text:span text:style-name="T2">IntelliMerge: </text:span><text:span text:style-name="T3">Resolves all refactoring conflicts in the merge scenario</text:span></text:p>
            <text:p><text:span text:style-name="T3">- </text:span><text:span text:style-name="T2">IntelliMerge: </text:span><text:span text:style-name="T3">reports 17 more comment/annotation-related conflicts</text:span></text:p>
          </table:table-cell>
          <table:table-cell table:number-columns-repeated="994"/>
        </table:table-row>
        <table:table-row table:style-name="ro35">
          <table:table-cell office:value-type="string" calcext:value-type="string">
            <text:p>android</text:p>
          </table:table-cell>
          <table:table-cell office:value-type="string" calcext:value-type="string">
            <text:p>6d4207a06bfa0a1bb</text:p>
          </table:table-cell>
          <table:table-cell office:value-type="string" calcext:value-type="string">
            <text:p>07acad20b58883a1f</text:p>
          </table:table-cell>
          <table:table-cell office:value-type="string" calcext:value-type="string">
            <text:p>fb095ecc714ad72b0e</text:p>
          </table:table-cell>
          <table:table-cell office:value-type="string" calcext:value-type="string">
            <text:p>2fb89a92389c2c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RefMerge reports less conflicting files than IntelliMerge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Refactoring Conflict (x7)</text:p>
            <text:p>Ordering Conflict (x12)</text:p>
            <text:p>Syntax Error (x10)</text:p>
          </table:table-cell>
          <table:table-cell table:style-name="ce10" office:value-type="string" calcext:value-type="string">
            <text:p>- 2 rename methods cause Git to</text:p>
            <text:p>Merge 2 different files as if they were</text:p>
            <text:p>The same file causing 4 conflicts</text:p>
            <text:p>As well as a series of syntax errors</text:p>
            <text:p>- 3 add parameter</text:p>
          </table:table-cell>
          <table:table-cell table:style-name="ce10" office:value-type="string" calcext:value-type="string">
            <text:p>Unsupported Refactoring Conflict (x3)</text:p>
            <text:p>Ordering Conflict (x12)</text:p>
          </table:table-cell>
          <table:table-cell table:style-name="ce11" office:value-type="string" calcext:value-type="string">
            <text:p>- Does not support Add Parameter </text:p>
            <text:p>Refactoring</text:p>
            <text:p>- Several ordering conflicts</text:p>
          </table:table-cell>
          <table:table-cell table:style-name="ce11" office:value-type="string" calcext:value-type="string">
            <text:p>Undetected Refactoring (x7)</text:p>
            <text:p>Ordering Conflict (x4)</text:p>
            <text:p>Matching Conflicts (x22)</text:p>
            <text:p>Syntax Error (x10)</text:p>
          </table:table-cell>
          <table:table-cell table:style-name="ce11" office:value-type="string" calcext:value-type="string">
            <text:p>- Fails to detect the rename class </text:p>
            <text:p>Refactorings, resulting in a similar merge</text:p>
            <text:p>As Git.</text:p>
            <text:p>- Does not detect add parameter </text:p>
            <text:p>Refactorings</text:p>
          </table:table-cell>
          <table:table-cell table:style-name="ce19" office:value-type="string" calcext:value-type="string">
            <text:p>- <text:span text:style-name="T8">RefMerge: </text:span><text:span text:style-name="T9">Resolves a really complicated refactoring conflict in which a file is renamed on 1 branch</text:span></text:p>
            <text:p><text:span text:style-name="T9">To the same name of the original class name of a class rename on the other branch. This results in </text:span></text:p>
            <text:p><text:span text:style-name="T9">A really nasty merge conflict for Git and IntelliMerge but RefMerge manages to avoid any of the false </text:span></text:p>
            <text:p><text:span text:style-name="T9">Positives or negatives.</text:span></text:p>
            <text:p><text:span text:style-name="T9">- </text:span><text:span text:style-name="T8">RefMerge: </text:span><text:span text:style-name="T9">Does not support the 3 rename parameter refactorings involved in 3 conflicts. </text:span></text:p>
            <text:p><text:span text:style-name="T9">- </text:span><text:span text:style-name="T8">RefMerge: </text:span><text:span text:style-name="T9">Reports the same 12 ordering conflicts as Git. </text:span></text:p>
            <text:p><text:span text:style-name="T9">- </text:span><text:span text:style-name="T8">IntelliMerge: </text:span><text:span text:style-name="T9">Does not detect or handle the rename class refactorings that cause the really difficult</text:span></text:p>
            <text:p><text:span text:style-name="T9">Merge conflict. </text:span></text:p>
            <text:p><text:span text:style-name="T9">- </text:span><text:span text:style-name="T8">IntelliMerge: </text:span><text:span text:style-name="T9">Does not detect any of the rename parameter refactorings that result in a series of conflicts</text:span></text:p>
            <text:p><text:span text:style-name="T9">- </text:span><text:span text:style-name="T8">IntelliMerge: </text:span><text:span text:style-name="T9">results in an additional 22 matching conflicts at annotation/comment level</text:span>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android</text:p>
          </table:table-cell>
          <table:table-cell office:value-type="string" calcext:value-type="string">
            <text:p>9060663f66a4c51</text:p>
          </table:table-cell>
          <table:table-cell office:value-type="string" calcext:value-type="string">
            <text:p>194a7360f88e3096</text:p>
          </table:table-cell>
          <table:table-cell office:value-type="string" calcext:value-type="string">
            <text:p>bb455033763c2fb6bdbd</text:p>
          </table:table-cell>
          <table:table-cell office:value-type="string" calcext:value-type="string">
            <text:p>881727f0504f223e1b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fMerge resolves the merge scenario while IntelliMerge does no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efactoring Conflict (x2)</text:p>
          </table:table-cell>
          <table:table-cell office:value-type="string" calcext:value-type="string">
            <text:p>- Extract Method</text:p>
            <text:p>- Rename Method</text:p>
          </table:table-cell>
          <table:table-cell/>
          <table:table-cell table:style-name="ce11" office:value-type="string" calcext:value-type="string">
            <text:p>- resolves both conflicts</text:p>
          </table:table-cell>
          <table:table-cell table:style-name="ce11" office:value-type="string" calcext:value-type="string">
            <text:p>Undetected Refactoring (x2)</text:p>
            <text:p>Matching Conflict (x19)</text:p>
          </table:table-cell>
          <table:table-cell table:style-name="ce11" office:value-type="string" calcext:value-type="string">
            <text:p>- fails to detect rename method or extract</text:p>
            <text:p>Method</text:p>
          </table:table-cell>
          <table:table-cell table:style-name="ce19" office:value-type="string" calcext:value-type="string">
            <text:p>- <text:span text:style-name="T2">RefMerge: </text:span><text:span text:style-name="T3">successfully handles both extract method and rename method refactoring conflicts. </text:span></text:p>
            <text:p><text:span text:style-name="T3">- </text:span><text:span text:style-name="T2">IntelliMerge: </text:span><text:span text:style-name="T3">Misses 2 refactorings because of similarity score</text:span></text:p>
            <text:p><text:span text:style-name="T3">- </text:span><text:span text:style-name="T2">IntelliMerge: </text:span><text:span text:style-name="T3">reports 19 comment/annotation-related conflicts</text:span></text:p>
          </table:table-cell>
          <table:table-cell table:number-columns-repeated="994"/>
        </table:table-row>
        <table:table-row table:style-name="ro36">
          <table:table-cell office:value-type="string" calcext:value-type="string">
            <text:p>android</text:p>
          </table:table-cell>
          <table:table-cell office:value-type="string" calcext:value-type="string">
            <text:p>2b5785556e7f7c</text:p>
          </table:table-cell>
          <table:table-cell office:value-type="string" calcext:value-type="string">
            <text:p>c4cd9ef44c48f3976782</text:p>
          </table:table-cell>
          <table:table-cell office:value-type="string" calcext:value-type="string">
            <text:p>73f8797b7572e431</text:p>
          </table:table-cell>
          <table:table-cell office:value-type="string" calcext:value-type="string">
            <text:p>cce7e1247a5b91d682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oth tools report less conflicts than Git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factoring Conflict (x5)</text:p>
            <text:p>Ordering Conflict (x4)</text:p>
            <text:p>Formatting Conflict (x4)</text:p>
          </table:table-cell>
          <table:table-cell office:value-type="string" calcext:value-type="string">
            <text:p>- 3 Add Parameter </text:p>
            <text:p>- 1 Move Method</text:p>
            <text:p>- Change Variable Type</text:p>
          </table:table-cell>
          <table:table-cell office:value-type="string" calcext:value-type="string">
            <text:p>Unsupported Refactoring Conflict (x4)</text:p>
            <text:p>Ordering Conflict (x5)</text:p>
            <text:p>Formatting Conflict (x10)</text:p>
            <text:p>Fails to Invert (x2)</text:p>
            <text:p>Wrong Move (x2)</text:p>
          </table:table-cell>
          <table:table-cell table:style-name="ce11" office:value-type="string" calcext:value-type="string">
            <text:p>- Does not support 3 Add Parameter</text:p>
            <text:p>Or 1 Change Variable Type</text:p>
            <text:p>- Inverting refactorings causes 6</text:p>
            <text:p>Formatting conflicts</text:p>
            <text:p>Fails to invert 2 refactorings</text:p>
            <text:p>Causes more complicated ordering </text:p>
            <text:p>Conflicts for 2 moves</text:p>
          </table:table-cell>
          <table:table-cell table:style-name="ce11" office:value-type="string" calcext:value-type="string">
            <text:p>Matching Conflict (x6) </text:p>
            <text:p>Performs Wrong refactoring (x1)</text:p>
            <text:p>Undetected Refactoring (x1)</text:p>
            <text:p>Ordering Conflict (x1)</text:p>
          </table:table-cell>
          <table:table-cell table:style-name="ce11" office:value-type="string" calcext:value-type="string">
            <text:p>- Seems to treat conflicting changes to a </text:p>
            <text:p>Variable as refactoring, causing false </text:p>
            <text:p>Negative.</text:p>
            <text:p>- Does not detect a change variable </text:p>
            <text:p>Type refactoring</text:p>
          </table:table-cell>
          <table:table-cell table:style-name="ce19" office:value-type="string" calcext:value-type="string">
            <text:p>- RefMerge: <text:span text:style-name="T3">Makes 2 refactoring conflicts more complicated that are move method refactorings</text:span></text:p>
            <text:p><text:span text:style-name="T3">- </text:span><text:span text:style-name="T2">RefMerge: </text:span><text:span text:style-name="T3">Fails to invert 2 refactorings, it didn’t seem to properly build the PSI Tree because of an </text:span></text:p>
            <text:p><text:span text:style-name="T3">Unsupported refactoring that was chained with the move method refactoring.</text:span></text:p>
            <text:p><text:span text:style-name="T3">- </text:span><text:span text:style-name="T2">RefMerge: </text:span><text:span text:style-name="T3">inverting refactorings causes 6 formatting conflicts. Easy but distracting to resolve</text:span></text:p>
            <text:p><text:span text:style-name="T3">- </text:span><text:span text:style-name="T2">RefMerge: </text:span><text:span text:style-name="T3">Does not support refactorings in 4 conflicts</text:span></text:p>
            <text:p><text:span text:style-name="T3">- </text:span><text:span text:style-name="T2">IntelliMerge: </text:span><text:span text:style-name="T3">Accepts changes from 1 branch instead of reporting a conflict. The only reason I can think</text:span></text:p>
            <text:p><text:span text:style-name="T3">Of for this is IntelliMerge deciding it was a refactoring.</text:span></text:p>
            <text:p><text:span text:style-name="T3">- </text:span><text:span text:style-name="T2">IntelliMerge: </text:span><text:span text:style-name="T3">Does not detect a change variable type refactoring</text:span></text:p>
          </table:table-cell>
          <table:table-cell table:number-columns-repeated="994"/>
        </table:table-row>
        <table:table-row table:style-name="ro17">
          <table:table-cell table:style-name="ce11" office:value-type="string" calcext:value-type="string">
            <text:p>deeplearning4j</text:p>
          </table:table-cell>
          <table:table-cell office:value-type="string" calcext:value-type="string">
            <text:p>ceeb5226cd6d393c800</text:p>
          </table:table-cell>
          <table:table-cell office:value-type="string" calcext:value-type="string">
            <text:p>98723f4b6aff641</text:p>
          </table:table-cell>
          <table:table-cell office:value-type="string" calcext:value-type="string">
            <text:p>f73f6717aef3642f7077</text:p>
          </table:table-cell>
          <table:table-cell office:value-type="string" calcext:value-type="string">
            <text:p>b4217129a8ee6b93badf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ntelliMerge resolves the scenario while RefMerge does no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factoring Conflict (x1)</text:p>
            <text:p>Ordering Conflict (x3)</text:p>
          </table:table-cell>
          <table:table-cell office:value-type="string" calcext:value-type="string">
            <text:p>- Extract Method</text:p>
          </table:table-cell>
          <table:table-cell office:value-type="string" calcext:value-type="string">
            <text:p>Ordering Conflict (x3)</text:p>
          </table:table-cell>
          <table:table-cell table:style-name="ce11" office:value-type="string" calcext:value-type="string">
            <text:p>- Resolves extract method conflict</text:p>
          </table:table-cell>
          <table:table-cell table:style-name="ce11" office:value-type="string" calcext:value-type="string">
            <text:p>Detects Fake Refactoring (x3)</text:p>
          </table:table-cell>
          <table:table-cell table:style-name="ce11" office:value-type="string" calcext:value-type="string">
            <text:p>- Resolves extract method</text:p>
            <text:p>- matches 3 non-refs as refs</text:p>
          </table:table-cell>
          <table:table-cell table:style-name="ce19" office:value-type="string" calcext:value-type="string">
            <text:p>- <text:span text:style-name="T2">RefMerge: </text:span><text:span text:style-name="T3">resolves 1 extract method refactoring</text:span></text:p>
            <text:p><text:span text:style-name="T3">- </text:span><text:span text:style-name="T2">RefMerge: </text:span><text:span text:style-name="T3">Reports 3 ordering conflicts that look similar to refactorings, this is the main reason why </text:span></text:p>
            <text:p><text:span text:style-name="T3">This merge scenario took so long (trying to determine how to categorize these 3 for each tool)</text:span></text:p>
            <text:p><text:span text:style-name="T3">- </text:span><text:span text:style-name="T2">IntelliMerge: </text:span><text:span text:style-name="T3">Resolves the extract method refactoring but seems to match several very similar methods</text:span></text:p>
            <text:p><text:span text:style-name="T3">As rename method refactorings. At first I thought RefMiner failed to detect rename methods but after investigating,</text:span></text:p>
            <text:p><text:span text:style-name="T3">The same methods were added on each branch and it seems that all methods should be added, so there</text:span></text:p>
            <text:p><text:span text:style-name="T3">Are some ordering conflicts reported by RefMerge and Git. IntelliMerge matches them as Rename Method</text:span></text:p>
            <text:p><text:span text:style-name="T3">Refactorings and merges them</text:span></text:p>
          </table:table-cell>
          <table:table-cell table:number-columns-repeated="994"/>
        </table:table-row>
        <table:table-row table:style-name="ro37">
          <table:table-cell table:style-name="ce11" office:value-type="string" calcext:value-type="string">
            <text:p>deeplearning4j</text:p>
          </table:table-cell>
          <table:table-cell office:value-type="string" calcext:value-type="string">
            <text:p>04946175aa51e72bbbd</text:p>
          </table:table-cell>
          <table:table-cell office:value-type="string" calcext:value-type="string">
            <text:p>37ebb5b67d8d019bd5b</text:p>
          </table:table-cell>
          <table:table-cell office:value-type="string" calcext:value-type="string">
            <text:p>9898e5dd9160e441aa6f161</text:p>
          </table:table-cell>
          <table:table-cell office:value-type="string" calcext:value-type="string">
            <text:p>540c9c0f975bdf3dbe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fMerge resolves the merge scenario while IntelliMerge does no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factoring Conflict (x4)</text:p>
          </table:table-cell>
          <table:table-cell office:value-type="string" calcext:value-type="string">
            <text:p>- Rename Class (x2)</text:p>
            <text:p>- Rename Move Class (x2)</text:p>
          </table:table-cell>
          <table:table-cell/>
          <table:table-cell table:style-name="ce11" office:value-type="string" calcext:value-type="string">
            <text:p>- Resolves all 4 conflicts</text:p>
          </table:table-cell>
          <table:table-cell table:style-name="ce11" office:value-type="string" calcext:value-type="string">
            <text:p>Matching Conflict (x9) </text:p>
            <text:p>Deletes File (x3)</text:p>
            <text:p>Undetected Refactoring (x1)</text:p>
          </table:table-cell>
          <table:table-cell table:style-name="ce11" office:value-type="string" calcext:value-type="string">
            <text:p>- Deletes original + destination file for 2</text:p>
            <text:p>Conflict blocks</text:p>
            <text:p>- deletes destination file for rename class</text:p>
          </table:table-cell>
          <table:table-cell table:style-name="ce19" office:value-type="string" calcext:value-type="string">
            <text:p>- RefMerge: <text:span text:style-name="T3">Avoids conflicts by inverting rename class and rename + move class refactorings</text:span></text:p>
            <text:p><text:span text:style-name="T3">- </text:span><text:span text:style-name="T2">IntelliMerge: </text:span><text:span text:style-name="T3">Deletes the destination file for 3 conflict blocks as well as the original file for 2 of them</text:span></text:p>
            <text:p><text:span text:style-name="T3">- </text:span><text:span text:style-name="T2">IntelliMerge: </text:span><text:span text:style-name="T3">Fails to resolve 1 rename class related conflict</text:span>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deeplearning4j</text:p>
          </table:table-cell>
          <table:table-cell office:value-type="string" calcext:value-type="string">
            <text:p>c293e84d3a2ad4468</text:p>
          </table:table-cell>
          <table:table-cell office:value-type="string" calcext:value-type="string">
            <text:p>93f67e9114316428ec38</text:p>
          </table:table-cell>
          <table:table-cell office:value-type="string" calcext:value-type="string">
            <text:p>5c11fcbd6dc9b532479639e</text:p>
          </table:table-cell>
          <table:table-cell office:value-type="string" calcext:value-type="string">
            <text:p>1dcd27b64d704fe1ac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lliMerge reports less conflicts than RefMerg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rdering Conflict (x4)</text:p>
            <text:p>Refactoring Conflict (x2)</text:p>
          </table:table-cell>
          <table:table-cell office:value-type="string" calcext:value-type="string">
            <text:p>- Add Parameter</text:p>
            <text:p>- Move Attribute</text:p>
          </table:table-cell>
          <table:table-cell office:value-type="string" calcext:value-type="string">
            <text:p>Ordering Conflict (x4)</text:p>
            <text:p>Unsupported Refactoring Conflict (x2)</text:p>
            <text:p/>
          </table:table-cell>
          <table:table-cell table:style-name="ce11" office:value-type="string" calcext:value-type="string">
            <text:p>- Does not support Move Attribute or </text:p>
            <text:p>Add Parameter refactorings</text:p>
          </table:table-cell>
          <table:table-cell table:style-name="ce11" office:value-type="string" calcext:value-type="string">
            <text:p>Matching Conflict (x4)</text:p>
            <text:p>Undetected refactoring (x1)</text:p>
          </table:table-cell>
          <table:table-cell table:style-name="ce11" office:value-type="string" calcext:value-type="string">
            <text:p>- Does not detect Add Parameter refactoring</text:p>
          </table:table-cell>
          <table:table-cell table:style-name="ce19" office:value-type="string" calcext:value-type="string">
            <text:p>- RefMerge: <text:span text:style-name="T3">Reports 2 conflicts with unsupported refactorings in the region</text:span></text:p>
            <text:p><text:span text:style-name="T3">- </text:span><text:span text:style-name="T2">IntelliMerge: </text:span><text:span text:style-name="T3">resolves the move attribute conflict but fails to detect the add parameter refactoring</text:span></text:p>
          </table:table-cell>
          <table:table-cell table:number-columns-repeated="994"/>
        </table:table-row>
        <table:table-row table:style-name="ro27">
          <table:table-cell office:value-type="string" calcext:value-type="string">
            <text:p>platform_frmk_support</text:p>
          </table:table-cell>
          <table:table-cell office:value-type="string" calcext:value-type="string">
            <text:p>7e3fe17cea03a5167</text:p>
          </table:table-cell>
          <table:table-cell office:value-type="string" calcext:value-type="string">
            <text:p>533bde46114bae0432</text:p>
          </table:table-cell>
          <table:table-cell office:value-type="string" calcext:value-type="string">
            <text:p>6e8bd723593cb14b4</text:p>
          </table:table-cell>
          <table:table-cell office:value-type="string" calcext:value-type="string">
            <text:p>218e20c75a0c0da0b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efMerge resolves the merge scenario while IntelliMerge does n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factoring Conflict (x1)</text:p>
          </table:table-cell>
          <table:table-cell office:value-type="string" calcext:value-type="string">
            <text:p>- Extract Method + Rename Method</text:p>
          </table:table-cell>
          <table:table-cell office:value-type="string" calcext:value-type="string">
            <text:p>Fails to replay FN (x1)</text:p>
          </table:table-cell>
          <table:table-cell table:style-name="ce11" office:value-type="string" calcext:value-type="string">
            <text:p>- Resolves</text:p>
          </table:table-cell>
          <table:table-cell table:style-name="ce11" office:value-type="string" calcext:value-type="string">
            <text:p>Matching Conflict (x116)</text:p>
            <text:p>Similarity Treshold FP (x1)</text:p>
          </table:table-cell>
          <table:table-cell table:style-name="ce11" office:value-type="string" calcext:value-type="string">
            <text:p>- 88 comment/annotation-related conflicts</text:p>
            <text:p>- 28 conflicts that the pipeline didn’t detect</text:p>
            <text:p>- Gets tripped up on multiple refs</text:p>
          </table:table-cell>
          <table:table-cell table:style-name="ce19" office:value-type="string" calcext:value-type="string">
            <text:p>- RefMerge: <text:span text:style-name="T3">Successfully inverts rename method + extract method to resolve conflict. Fails to replay</text:span></text:p>
            <text:p><text:span text:style-name="T3">Extract method </text:span></text:p>
            <text:p><text:span text:style-name="T3">- </text:span><text:span text:style-name="T2">IntelliMerge: </text:span><text:span text:style-name="T3">Reports 116 matching (!) conflicts. 29 of them were not detected by the pipeline because</text:span></text:p>
            <text:p><text:span text:style-name="T3">All 3 markers are on the same line.</text:span></text:p>
            <text:p><text:span text:style-name="T3">- </text:span><text:span text:style-name="T2">IntelliMerge: </text:span><text:span text:style-name="T3">Seems to handle extract method but reports a conflict block in the extracted method </text:span></text:p>
            <text:p><text:span text:style-name="T3">With part of the original method that was renamed (IntelliMerge does not rename it)</text:span></text:p>
          </table:table-cell>
          <table:table-cell table:number-columns-repeated="994"/>
        </table:table-row>
        <table:table-row table:style-name="ro38">
          <table:table-cell office:value-type="string" calcext:value-type="string">
            <text:p>platform_frmk_support</text:p>
          </table:table-cell>
          <table:table-cell office:value-type="string" calcext:value-type="string">
            <text:p>73e530814fd39f8b57</text:p>
          </table:table-cell>
          <table:table-cell office:value-type="string" calcext:value-type="string">
            <text:p>de36f86f561d192004c1</text:p>
          </table:table-cell>
          <table:table-cell office:value-type="string" calcext:value-type="string">
            <text:p>480c099026e136b78f</text:p>
          </table:table-cell>
          <table:table-cell office:value-type="string" calcext:value-type="string">
            <text:p>4d73eef0ca60b73a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ntelliMerge reports less conflicting lines than RefMerg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factoring Conflict (x3)</text:p>
          </table:table-cell>
          <table:table-cell office:value-type="string" calcext:value-type="string">
            <text:p>- Move Rename Method</text:p>
            <text:p>- Move Method</text:p>
            <text:p>- Move Inline Method</text:p>
          </table:table-cell>
          <table:table-cell office:value-type="string" calcext:value-type="string">
            <text:p>Move-related Ordering Conflict (x1)</text:p>
            <text:p>Fails to replay FN (x1)</text:p>
            <text:p>Unsupported Refactoring Conflict (x1)</text:p>
          </table:table-cell>
          <table:table-cell office:value-type="string" calcext:value-type="string">
            <text:p>- Simplifies true positive by inverting</text:p>
            <text:p>Move method</text:p>
            <text:p>- Fails to replay Move Method</text:p>
            <text:p>- Does not support move/inline method</text:p>
            <text:p>- Resolves conflict but causes </text:p>
            <text:p>Move-related ordering conflict</text:p>
          </table:table-cell>
          <table:table-cell office:value-type="string" calcext:value-type="string">
            <text:p>Matching Conflict (x11)</text:p>
            <text:p>Undetected Refactoring (x1)</text:p>
            <text:p>Deletes Classes (x2) Similarity?</text:p>
          </table:table-cell>
          <table:table-cell office:value-type="string" calcext:value-type="string">
            <text:p>- Reports 1 silent matching conflict </text:p>
            <text:p>(not detected by evaluation pipeline)</text:p>
            <text:p>- Does not detect Move+Rename </text:p>
            <text:p>- Deletes 2 classes part of inline + move</text:p>
            <text:p>Refactorings</text:p>
          </table:table-cell>
          <table:table-cell office:value-type="string" calcext:value-type="string">
            <text:p>- RefMerge: <text:span text:style-name="T3">Simplifies 1 conflict that is related to move+rename method</text:span></text:p>
            <text:p><text:span text:style-name="T3">- </text:span><text:span text:style-name="T2">RefMerge: </text:span><text:span text:style-name="T3">resolves a move method conflict but fails to replay the move method, resulting in a false</text:span></text:p>
            <text:p><text:span text:style-name="T3">Negative </text:span></text:p>
            <text:p><text:span text:style-name="T3">- </text:span><text:span text:style-name="T2">RefMerge: </text:span><text:span text:style-name="T3">Resolves a move method related conflict but causes an ordering conflict in the process.</text:span></text:p>
            <text:p><text:span text:style-name="T3">- </text:span><text:span text:style-name="T2">RefMerge: </text:span><text:span text:style-name="T3">Does not support Move+Inline refactoring</text:span></text:p>
            <text:p><text:span text:style-name="T3">- </text:span><text:span text:style-name="T2">IntelliMerge: </text:span><text:span text:style-name="T3">Reports 11 matchingconflicts, 1 of which is not detected in the pipeline because all 3</text:span></text:p>
            <text:p><text:span text:style-name="T3">Markers are on the same line </text:span></text:p>
            <text:p><text:span text:style-name="T3">- </text:span><text:span text:style-name="T2">IntelliMerge: </text:span><text:span text:style-name="T3">Does not detect move+rename method, resulting in a conflict</text:span></text:p>
            <text:p><text:span text:style-name="T3">- </text:span><text:span text:style-name="T2">IntelliMerge: </text:span><text:span text:style-name="T3">Deletes 2 classes that have large refactorings performed inside them. </text:span></text:p>
          </table:table-cell>
          <table:table-cell table:number-columns-repeated="994"/>
        </table:table-row>
        <table:table-row table:style-name="ro31">
          <table:table-cell office:value-type="string" calcext:value-type="string">
            <text:p>platform_frmk_support</text:p>
          </table:table-cell>
          <table:table-cell office:value-type="string" calcext:value-type="string">
            <text:p>7a88183c4aa4b92a5c</text:p>
          </table:table-cell>
          <table:table-cell office:value-type="string" calcext:value-type="string">
            <text:p>b3b8b9117126408be</text:p>
          </table:table-cell>
          <table:table-cell office:value-type="string" calcext:value-type="string">
            <text:p>4fbc7e203aab365a56a</text:p>
          </table:table-cell>
          <table:table-cell office:value-type="string" calcext:value-type="string">
            <text:p>927eb847cb533308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ntelliMerge resolves the scenario while RefMerge does no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factoring Conflict (x1)</text:p>
            <text:p>Ordering Conflict (x2)</text:p>
          </table:table-cell>
          <table:table-cell office:value-type="string" calcext:value-type="string">
            <text:p>- Rename Method</text:p>
          </table:table-cell>
          <table:table-cell office:value-type="string" calcext:value-type="string">
            <text:p>Ordering Conflict (x2)</text:p>
          </table:table-cell>
          <table:table-cell office:value-type="string" calcext:value-type="string">
            <text:p>- Resolves Rename Method part of</text:p>
            <text:p>Conflict, simplifying it and splitting it</text:p>
            <text:p>Into 2 conflict blocks</text:p>
          </table:table-cell>
          <table:table-cell office:value-type="string" calcext:value-type="string">
            <text:p>Deletes Class (x9)</text:p>
          </table:table-cell>
          <table:table-cell office:value-type="string" calcext:value-type="string">
            <text:p>- Deletes a class containing all 9</text:p>
            <text:p>Reported conflicts</text:p>
          </table:table-cell>
          <table:table-cell office:value-type="string" calcext:value-type="string">
            <text:p>- <text:span text:style-name="T2">RefMerge: </text:span><text:span text:style-name="T3">inverts rename method which splits the conflict into 2 smaller conflict blocks which are </text:span></text:p>
            <text:p><text:span text:style-name="T3">True conflicts and easier to understand</text:span></text:p>
            <text:p><text:span text:style-name="T3">- </text:span><text:span text:style-name="T2">RefMerge: </text:span><text:span text:style-name="T3">reports the same 2 ordering conflicts as Git</text:span></text:p>
            <text:p><text:span text:style-name="T3">- </text:span><text:span text:style-name="T2">IntelliMerge: </text:span><text:span text:style-name="T3">deletes 2 classes containing 9 conflict blocks reported by Git and RefMerge</text:span></text:p>
          </table:table-cell>
          <table:table-cell table:number-columns-repeated="994"/>
        </table:table-row>
        <table:table-row table:style-name="ro39">
          <table:table-cell office:value-type="string" calcext:value-type="string">
            <text:p>elasticsearch</text:p>
          </table:table-cell>
          <table:table-cell office:value-type="string" calcext:value-type="string">
            <text:p>f766dfca827a915833</text:p>
          </table:table-cell>
          <table:table-cell office:value-type="string" calcext:value-type="string">
            <text:p>e9bb8d8b38c5ec</text:p>
          </table:table-cell>
          <table:table-cell office:value-type="string" calcext:value-type="string">
            <text:p>4231aa4feb0361015cfc</text:p>
          </table:table-cell>
          <table:table-cell office:value-type="string" calcext:value-type="string">
            <text:p>ef83dbfbe68eff4b725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efMerge reports less conflicts than IntelliMerg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factoring Conflict (x1)</text:p>
          </table:table-cell>
          <table:table-cell office:value-type="string" calcext:value-type="string">
            <text:p>- Rename Variable</text:p>
          </table:table-cell>
          <table:table-cell office:value-type="string" calcext:value-type="string">
            <text:p>Unsupported Refactoring Conflict (x1)</text:p>
            <text:p>Move-related ordering conflict (x2)</text:p>
          </table:table-cell>
          <table:table-cell office:value-type="string" calcext:value-type="string">
            <text:p>- Does not support Rename Variable</text:p>
            <text:p>- Causes 3 ordering conflicts from moves</text:p>
            <text:p>- reports larger conflict region</text:p>
            <text:p>Containing both of Gits additional</text:p>
            <text:p>TP’s</text:p>
          </table:table-cell>
          <table:table-cell office:value-type="string" calcext:value-type="string">
            <text:p>Undetected Refactoring (x1)</text:p>
            <text:p>Matching Conflict (x17)</text:p>
            <text:p>Similarity Threshold FP (x1)</text:p>
          </table:table-cell>
          <table:table-cell office:value-type="string" calcext:value-type="string">
            <text:p>- Does not detect rename variable refactoring</text:p>
            <text:p>- 1 matching conflict that results in </text:p>
            <text:p>Complicated merge conflict</text:p>
            <text:p>- 1 conflict caused by performing fake </text:p>
            <text:p>Refactoring</text:p>
            <text:p>- 1 silent matching conflict</text:p>
            <text:p>- 15 comment/annotation-related conflicts</text:p>
          </table:table-cell>
          <table:table-cell office:value-type="string" calcext:value-type="string">
            <text:p>- RefMerge: 2<text:span text:style-name="T3"> move-related ordering conflicts that could have been avoided by not inverting the refactoring</text:span></text:p>
            <text:p><text:span text:style-name="T3">Or by moving it to the correct location.</text:span></text:p>
            <text:p><text:span text:style-name="T3">- </text:span><text:span text:style-name="T2">RefMerge: </text:span><text:span text:style-name="T3">Does not support rename variable refactoring</text:span></text:p>
            <text:p><text:span text:style-name="T3">- </text:span><text:span text:style-name="T2">IntelliMerge: </text:span><text:span text:style-name="T3">Does not detect rename variable</text:span></text:p>
            <text:p><text:span text:style-name="T3">- </text:span><text:span text:style-name="T2">IntelliMerge: </text:span><text:span text:style-name="T3">1 matching conflict that’s more complicated than the typical matching conflict</text:span></text:p>
            <text:p><text:span text:style-name="T3">- </text:span><text:span text:style-name="T2">IntelliMerge: </text:span><text:span text:style-name="T3">1 additional silent same line matching conflict</text:span></text:p>
            <text:p><text:span text:style-name="T3">- </text:span><text:span text:style-name="T2">IntelliMerge: </text:span><text:span text:style-name="T3">1 conflict caused by detecting an add parameter that was never performed</text:span></text:p>
          </table:table-cell>
          <table:table-cell table:number-columns-repeated="994"/>
        </table:table-row>
        <table:table-row table:style-name="ro40">
          <table:table-cell office:value-type="string" calcext:value-type="string">
            <text:p>elasticsearch</text:p>
          </table:table-cell>
          <table:table-cell office:value-type="string" calcext:value-type="string">
            <text:p>c0eb813e109036e2f39</text:p>
          </table:table-cell>
          <table:table-cell office:value-type="string" calcext:value-type="string">
            <text:p>4e454439bb3d9b9</text:p>
          </table:table-cell>
          <table:table-cell office:value-type="string" calcext:value-type="string">
            <text:p>ce9b36590aa884c9bcabe</text:p>
          </table:table-cell>
          <table:table-cell office:value-type="string" calcext:value-type="string">
            <text:p>cfe555d216120818b48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IntelliMerge reports less conflicting lines than RefMerge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76" calcext:value-type="float">
            <text:p>76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factoring Conflict (x32)</text:p>
          </table:table-cell>
          <table:table-cell office:value-type="string" calcext:value-type="string">
            <text:p>- Move Method x1</text:p>
            <text:p>- Rename Parameter x4</text:p>
            <text:p>- Add Parameter x27</text:p>
          </table:table-cell>
          <table:table-cell office:value-type="string" calcext:value-type="string">
            <text:p>Unsupported Refactoring Conflict (x31)</text:p>
          </table:table-cell>
          <table:table-cell office:value-type="string" calcext:value-type="string">
            <text:p>- Resolves the move method part of </text:p>
            <text:p>A true conflict, simplifying it and only</text:p>
            <text:p>Reporting the true conflict</text:p>
            <text:p>- 31 unsupported refactorings</text:p>
          </table:table-cell>
          <table:table-cell office:value-type="string" calcext:value-type="string">
            <text:p>Undetected Refactoring (x30)</text:p>
            <text:p>Matching Conflict (x40)</text:p>
            <text:p>Deletes Class (x3)</text:p>
            <text:p>Missing Additional Invocation (x6)</text:p>
          </table:table-cell>
          <table:table-cell office:value-type="string" calcext:value-type="string">
            <text:p>- Resolves Move Method refactoring</text:p>
            <text:p>- Does not detect 30 parameter level</text:p>
            <text:p>Refactorings</text:p>
            <text:p>- splits 4 conflicts into 9 which inflates</text:p>
            <text:p>The number of reported conflicts but</text:p>
            <text:p>Makes the conflicts more understandable</text:p>
            <text:p>- Deletes 3 classes that are parts of </text:p>
            <text:p>Conflicts</text:p>
            <text:p>- Reports 40 matching conflicts, some of </text:p>
            <text:p>Which are not the typical comment-</text:p>
            <text:p>Related conflicts</text:p>
            <text:p>- Misses 6 additional method invocations</text:p>
            <text:p>Added by the other branch when handling</text:p>
            <text:p>Some refactorings</text:p>
          </table:table-cell>
          <table:table-cell office:value-type="string" calcext:value-type="string">
            <text:p>- RefMerge: <text:span text:style-name="T3">Does not support 31 refactorings at the parameter level. It simplifies 1 true positive that has</text:span></text:p>
            <text:p><text:span text:style-name="T3">A move method refactoring involved in the conflict. This merge scenario was incredibly complicated</text:span></text:p>
            <text:p><text:span text:style-name="T3">And I firmly believe the other 28 conflicts are true positives. </text:span></text:p>
            <text:p><text:span text:style-name="T3">- </text:span><text:span text:style-name="T2">IntelliMerge: </text:span><text:span text:style-name="T3">Deletes 3 classes with conflicts involved</text:span></text:p>
            <text:p><text:span text:style-name="T3">- </text:span><text:span text:style-name="T2">IntelliMerge: </text:span><text:span text:style-name="T3">Results in 40 matching conflicts. 7 of them are more complicated matching conflicts </text:span></text:p>
            <text:p><text:span text:style-name="T3">With multiple statements on both sides matching in the conflicting region. I think this is a symptom of</text:span></text:p>
            <text:p><text:span text:style-name="T3">Many methods being pretty similar. </text:span></text:p>
            <text:p><text:span text:style-name="T3">- </text:span><text:span text:style-name="T2">IntelliMerge: </text:span><text:span text:style-name="T3">Fails to detect 30 parameter level refactorings. There are a lot of similar method signatures</text:span></text:p>
            <text:p><text:span text:style-name="T3">Which could cause a weird problem with the similarity score. It does resolve the same conflicting region</text:span></text:p>
            <text:p><text:span text:style-name="T3">As RefMerge.</text:span></text:p>
            <text:p><text:span text:style-name="T3">- </text:span><text:span text:style-name="T2">IntelliMerge: </text:span><text:span text:style-name="T3">successfully refactors some method signatures, however the other branch adds method</text:span></text:p>
            <text:p><text:span text:style-name="T3">Invocations in 6 locations that result in conflicts because they were not updated</text:span></text:p>
            <text:p><text:span text:style-name="T3">- This was a pretty complicated merge scenario with over 50 conflicts reported by each tool and over </text:span></text:p>
            <text:p><text:span text:style-name="T3">100 unique conflicts, with over 800 refactorings. All of this combined for this merge scenario to take as</text:span></text:p>
            <text:p><text:span text:style-name="T3">Long as it did.</text:span></text:p>
          </table:table-cell>
          <table:table-cell table:number-columns-repeated="994"/>
        </table:table-row>
        <table:table-row table:style-name="ro41">
          <table:table-cell office:value-type="string" calcext:value-type="string">
            <text:p>cassandra</text:p>
          </table:table-cell>
          <table:table-cell office:value-type="string" calcext:value-type="string">
            <text:p>ec9ce3dfba0030015c5</text:p>
          </table:table-cell>
          <table:table-cell office:value-type="string" calcext:value-type="string">
            <text:p>2836a644a357c0992ba8</text:p>
          </table:table-cell>
          <table:table-cell office:value-type="string" calcext:value-type="string">
            <text:p>5484bd1acc95e17a2</text:p>
          </table:table-cell>
          <table:table-cell office:value-type="string" calcext:value-type="string">
            <text:p>e711929e74e70b669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telliMerge resolves the scenario while RefMerge does no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factoring Conflict (x2)</text:p>
          </table:table-cell>
          <table:table-cell office:value-type="string" calcext:value-type="string">
            <text:p>- Change Variable Type</text:p>
            <text:p>- Add Parameter</text:p>
          </table:table-cell>
          <table:table-cell office:value-type="string" calcext:value-type="string">
            <text:p>Unsupported Refactoring (x2)</text:p>
          </table:table-cell>
          <table:table-cell office:value-type="string" calcext:value-type="string">
            <text:p>- Change Variable Type</text:p>
            <text:p>- Add Parameter</text:p>
          </table:table-cell>
          <table:table-cell office:value-type="string" calcext:value-type="string">
            <text:p>Deletes Class (x10)</text:p>
          </table:table-cell>
          <table:table-cell office:value-type="string" calcext:value-type="string">
            <text:p>- deletes all files with conflicts in them</text:p>
          </table:table-cell>
          <table:table-cell office:value-type="string" calcext:value-type="string">
            <text:p>- RefMerge: <text:span text:style-name="T3">Does not support Change Variable Type or Add Parameter</text:span></text:p>
            <text:p><text:span text:style-name="T3">- </text:span><text:span text:style-name="T2">IntelliMerge: </text:span><text:span text:style-name="T3">Deletes all files with conflicts within the files</text:span></text:p>
          </table:table-cell>
          <table:table-cell table:number-columns-repeated="994"/>
        </table:table-row>
        <table:table-row table:style-name="ro42">
          <table:table-cell office:value-type="string" calcext:value-type="string">
            <text:p>cassandra</text:p>
          </table:table-cell>
          <table:table-cell office:value-type="string" calcext:value-type="string">
            <text:p>fa592a46bda084c7ec5</text:p>
          </table:table-cell>
          <table:table-cell office:value-type="string" calcext:value-type="string">
            <text:p>42582ecd4bb69998ec</text:p>
          </table:table-cell>
          <table:table-cell office:value-type="string" calcext:value-type="string">
            <text:p>47863bc32d4273978</text:p>
          </table:table-cell>
          <table:table-cell office:value-type="string" calcext:value-type="string">
            <text:p>e711929e74e70b66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fMerge reports less conflicting files than IntelliMerg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factoring Conflict (x1)</text:p>
          </table:table-cell>
          <table:table-cell office:value-type="string" calcext:value-type="string">
            <text:p>- Rename Parameter</text:p>
          </table:table-cell>
          <table:table-cell office:value-type="string" calcext:value-type="string">
            <text:p>Unsupported Refactoring Conflict (x1)</text:p>
          </table:table-cell>
          <table:table-cell office:value-type="string" calcext:value-type="string">
            <text:p>- Does not support rename parameter</text:p>
          </table:table-cell>
          <table:table-cell office:value-type="string" calcext:value-type="string">
            <text:p>Matching Conflict (x24)</text:p>
          </table:table-cell>
          <table:table-cell office:value-type="string" calcext:value-type="string">
            <text:p>- 24 annotation/comment-related conflicts</text:p>
          </table:table-cell>
          <table:table-cell office:value-type="string" calcext:value-type="string">
            <text:p>- RefMerge: <text:span text:style-name="T3">does not support rename parameter, should be able to resolve if it did</text:span></text:p>
            <text:p><text:span text:style-name="T3">- </text:span><text:span text:style-name="T2">IntelliMerge: </text:span><text:span text:style-name="T3">Resolves the refactoring conflict but adds 24 matching conflicts</text:span></text:p>
          </table:table-cell>
          <table:table-cell table:number-columns-repeated="99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1"/>
          <table:table-cell table:formula="of:=SUM([.L2:.L51])" office:value-type="float" office:value="198" calcext:value-type="float">
            <text:p>198</text:p>
          </table:table-cell>
          <table:table-cell table:formula="of:=SUM([.M2:.M52])" office:value-type="float" office:value="199" calcext:value-type="float">
            <text:p>199</text:p>
          </table:table-cell>
          <table:table-cell table:formula="of:=SUM([.N2:.N51])" office:value-type="float" office:value="142" calcext:value-type="float">
            <text:p>142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SUM([.F2:.F54])" office:value-type="float" office:value="3439" calcext:value-type="float">
            <text:p>3439</text:p>
          </table:table-cell>
          <table:table-cell table:number-columns-repeated="8"/>
          <table:table-cell table:formula="of:=SUM([.O2:.O54])" office:value-type="float" office:value="243" calcext:value-type="float">
            <text:p>243</text:p>
          </table:table-cell>
          <table:table-cell table:formula="of:=SUM([.P2:.P54])" office:value-type="float" office:value="231" calcext:value-type="float">
            <text:p>231</text:p>
          </table:table-cell>
          <table:table-cell table:formula="of:=SUM([.Q2:.Q54])" office:value-type="float" office:value="923" calcext:value-type="float">
            <text:p>923</text:p>
          </table:table-cell>
          <table:table-cell table:number-columns-repeated="3"/>
          <table:table-cell table:formula="of:=SUM([.U2:.U54])" office:value-type="float" office:value="12" calcext:value-type="float">
            <text:p>12</text:p>
          </table:table-cell>
          <table:table-cell table:formula="of:=SUM([.V2:.V54])" office:value-type="float" office:value="2" calcext:value-type="float">
            <text:p>2</text:p>
          </table:table-cell>
          <table:table-cell table:formula="of:=SUM([.W2:.W54])" office:value-type="float" office:value="178" calcext:value-type="float">
            <text:p>178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formula="of:=AVERAGE([.F2:.F54])" office:value-type="float" office:value="68.78" calcext:value-type="float">
            <text:p>68.78</text:p>
          </table:table-cell>
          <table:table-cell/>
          <table:table-cell table:formula="of:=SUM([.H2:.H54])" office:value-type="float" office:value="441" calcext:value-type="float">
            <text:p>441</text:p>
          </table:table-cell>
          <table:table-cell table:formula="of:=SUM([.I2:.I54])" office:value-type="float" office:value="430" calcext:value-type="float">
            <text:p>430</text:p>
          </table:table-cell>
          <table:table-cell table:formula="of:=SUM([.J2:.J54])" office:value-type="float" office:value="1065" calcext:value-type="float">
            <text:p>1065</text:p>
          </table:table-cell>
          <table:table-cell table:formula="of:=SUM([.K2:.K54])" office:value-type="float" office:value="1379" calcext:value-type="float">
            <text:p>1379</text:p>
          </table:table-cell>
          <table:table-cell table:number-columns-repeated="1013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0">0000-00-00</text:date>, <text:time style:data-style-name="N2" text:time-value="21:22:38.3429063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8T22:09:45.374903800</meta:creation-date>
    <dc:date>2021-12-10T03:21:34.418391498</dc:date>
    <meta:editing-duration>P1DT50M4S</meta:editing-duration>
    <meta:editing-cycles>34</meta:editing-cycles>
    <meta:generator>LibreOffice/6.0.7.3$Linux_X86_64 LibreOffice_project/00m0$Build-3</meta:generator>
    <meta:document-statistic meta:table-count="4" meta:cell-count="1628" meta:object-count="0"/>
  </office:meta>
</office:document-meta>
</file>